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Liberation Mono" svg:font-family="'Liberation Mono', Cousine, 'DejaVu Sans Mono'" style:font-family-generic="modern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0.37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2" style:family="table-cell" style:parent-style-name="Default">
      <style:text-properties fo:color="#999999"/>
    </style:style>
    <style:style style:name="ce13" style:family="table-cell" style:parent-style-name="Default">
      <style:table-cell-properties fo:background-color="#81d41a"/>
    </style:style>
    <style:style style:name="ce14" style:family="table-cell" style:parent-style-name="Default" style:data-style-name="N70">
      <style:table-cell-properties fo:background-color="#81d41a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none" style:country-asian="none" style:font-style-asian="normal" style:font-weight-asian="normal" style:font-name-complex="Helvetic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70"/>
    <style:style style:name="ce18" style:family="table-cell" style:parent-style-name="Default" style:data-style-name="N70">
      <style:text-properties fo:color="#999999"/>
    </style:style>
    <style:style style:name="ce19" style:family="table-cell" style:parent-style-name="Default" style:data-style-name="N0"/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1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14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RAM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formula="of:=SUM([.H3:.H5297])" office:value-type="float" office:value="20643.795585" calcext:value-type="float">
            <text:p>20643.795585</text:p>
          </table:table-cell>
          <table:table-cell table:formula="of:=[.H2]/24/365" office:value-type="float" office:value="2.35659766952055" calcext:value-type="float">
            <text:p>2.35659766952055</text:p>
          </table:table-cell>
          <table:table-cell office:value-type="string" calcext:value-type="string">
            <text:p>&lt;- CPU years</text:p>
          </table:table-cell>
          <table:table-cell table:formula="of:=SUM([.J3:.J456])" office:value-type="float" office:value="3949.4" calcext:value-type="float">
            <text:p>3949.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54.3671" calcext:value-type="float">
            <text:p>154.3671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53.2832" calcext:value-type="float">
            <text:p>153.2832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54.1598" calcext:value-type="float">
            <text:p>154.1598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51.2328" calcext:value-type="float">
            <text:p>151.2328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647848" calcext:value-type="float">
            <text:p>1.647848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perorder_lvl_order_suborder_Paleognathae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2"/>
          <table:table-cell table:style-name="ce18"/>
          <table:table-cell table:style-name="ce12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0.9" calcext:value-type="float">
            <text:p>0.9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perorder_lvl_order_suborder_Mirandornithes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2"/>
          <table:table-cell table:style-name="ce18"/>
          <table:table-cell table:style-name="ce12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.973291" calcext:value-type="float">
            <text:p>2.973291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264576" calcext:value-type="float">
            <text:p>1.264576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.703039" calcext:value-type="float">
            <text:p>2.703039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Accipitriformes <text:s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56" calcext:value-type="float">
            <text:p>15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Anseriformes <text:s text:c="4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331" calcext:value-type="float">
            <text:p>33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Apodiformes <text:s text:c="5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Bucerotiformes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Caprimulgiformes 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920523" calcext:value-type="float">
            <text:p>1.920523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Ciconiiformes <text:s text:c="3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8"/>
          <table:table-cell table:style-name="ce12" office:value-type="string" calcext:value-type="string">
            <text:p>s</text:p>
          </table:table-cell>
          <table:table-cell table:style-name="ce12" table:number-columns-repeated="1009"/>
        </table:table-row>
        <table:table-row table:style-name="ro1">
          <table:table-cell table:style-name="ce12" office:value-type="float" office:value="266" calcext:value-type="float">
            <text:p>26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Columbiformes <text:s text:c="3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49" calcext:value-type="float">
            <text:p>14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Coraciiformes <text:s text:c="3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34" calcext:value-type="float">
            <text:p>13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Cuculiformes <text:s text:c="4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Falconiformes <text:s text:c="3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265" calcext:value-type="float">
            <text:p>26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Galliformes <text:s text:c="5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Musophagiformes <text:s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Otidiformes <text:s text:c="5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table:style-name="ce12" office:value-type="float" office:value="103" calcext:value-type="float">
            <text:p>103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Pelecaniformes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756259" calcext:value-type="float">
            <text:p>1.756259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Podicipediformes 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12" calcext:value-type="float">
            <text:p>1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Procellariiformes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341" calcext:value-type="float">
            <text:p>34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Psittaciformes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Pterocliformes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Sphenisciformes <text:s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Strigiformes <text:s text:c="4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Suliformes <text:s text:c="6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Tinamiformes <text:s text:c="4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Trogoniformes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border_lvl_superfam_fam_Buceroti <text:s text:c="3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98" calcext:value-type="float">
            <text:p>98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border_lvl_superfam_fam_Charadrii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0.2" calcext:value-type="float">
            <text:p>0.2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border_lvl_superfam_fam_Grui <text:s text:c="7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08.4344" calcext:value-type="float">
            <text:p>108.4344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65647" calcext:value-type="float">
            <text:p>1.65647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119" calcext:value-type="float">
            <text:p>11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border_lvl_superfam_fam_Ralli <text:s text:c="6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02" calcext:value-type="float">
            <text:p>10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border_lvl_superfam_fam_Scolopaci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0.32763" calcext:value-type="float">
            <text:p>10.32763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7.513349" calcext:value-type="float">
            <text:p>7.513349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24356" calcext:value-type="float">
            <text:p>1.24356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perfam_lvl_fam_Menuroidea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0.88889" calcext:value-type="float">
            <text:p>50.888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39.99389" calcext:value-type="float">
            <text:p>39.993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7.25667" calcext:value-type="float">
            <text:p>57.256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2.92556" calcext:value-type="float">
            <text:p>52.925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7.18944" calcext:value-type="float">
            <text:p>47.18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9.62278" calcext:value-type="float">
            <text:p>49.6227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39.8975" calcext:value-type="float">
            <text:p>39.897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4.17833" calcext:value-type="float">
            <text:p>54.1783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62.19722" calcext:value-type="float">
            <text:p>62.1972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5.69444" calcext:value-type="float">
            <text:p>55.69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3.1175" calcext:value-type="float">
            <text:p>53.117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3.83056" calcext:value-type="float">
            <text:p>53.830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1.9325" calcext:value-type="float">
            <text:p>51.932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5.25278" calcext:value-type="float">
            <text:p>45.2527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" calcext:value-type="float">
            <text:p>4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4.53639" calcext:value-type="float">
            <text:p>44.5363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30389" calcext:value-type="float">
            <text:p>41.303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93361" calcext:value-type="float">
            <text:p>41.9336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9.05028" calcext:value-type="float">
            <text:p>49.0502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75528" calcext:value-type="float">
            <text:p>41.7552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7.15694" calcext:value-type="float">
            <text:p>47.1569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69" calcext:value-type="float">
            <text:p>41.6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77806" calcext:value-type="float">
            <text:p>41.778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8.5525" calcext:value-type="float">
            <text:p>48.552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2.06056" calcext:value-type="float">
            <text:p>52.060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4.83694" calcext:value-type="float">
            <text:p>44.8369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69611" calcext:value-type="float">
            <text:p>41.6961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05944" calcext:value-type="float">
            <text:p>41.05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46444" calcext:value-type="float">
            <text:p>41.46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63972" calcext:value-type="float">
            <text:p>41.6397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6.4725" calcext:value-type="float">
            <text:p>46.472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19111" calcext:value-type="float">
            <text:p>41.1911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37.81167" calcext:value-type="float">
            <text:p>37.811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73944" calcext:value-type="float">
            <text:p>41.73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72083" calcext:value-type="float">
            <text:p>41.7208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34333" calcext:value-type="float">
            <text:p>41.3433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72333" calcext:value-type="float">
            <text:p>41.7233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70417" calcext:value-type="float">
            <text:p>37.7041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66583" calcext:value-type="float">
            <text:p>41.6658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81167" calcext:value-type="float">
            <text:p>37.811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72806" calcext:value-type="float">
            <text:p>37.728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66361" calcext:value-type="float">
            <text:p>37.6636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77306" calcext:value-type="float">
            <text:p>37.773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82556" calcext:value-type="float">
            <text:p>37.825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806" calcext:value-type="float">
            <text:p>37.658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70389" calcext:value-type="float">
            <text:p>37.703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80417" calcext:value-type="float">
            <text:p>37.8041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6675" calcext:value-type="float">
            <text:p>37.667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79556" calcext:value-type="float">
            <text:p>37.795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55.22083" calcext:value-type="float">
            <text:p>55.2208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5444" calcext:value-type="float">
            <text:p>52.75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25" calcext:value-type="float">
            <text:p>37.652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972" calcext:value-type="float">
            <text:p>37.7697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9528" calcext:value-type="float">
            <text:p>37.7952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778" calcext:value-type="float">
            <text:p>37.7677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444" calcext:value-type="float">
            <text:p>37.74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389" calcext:value-type="float">
            <text:p>37.713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5944" calcext:value-type="float">
            <text:p>48.35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5778" calcext:value-type="float">
            <text:p>49.6577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3667" calcext:value-type="float">
            <text:p>47.636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20417" calcext:value-type="float">
            <text:p>43.2041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79361" calcext:value-type="float">
            <text:p>49.7936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9583" calcext:value-type="float">
            <text:p>50.6958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0472" calcext:value-type="float">
            <text:p>41.3047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1333" calcext:value-type="float">
            <text:p>41.4133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82944" calcext:value-type="float">
            <text:p>41.82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3667" calcext:value-type="float">
            <text:p>41.736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.09972" calcext:value-type="float">
            <text:p>58.0997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85583" calcext:value-type="float">
            <text:p>52.8558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4889" calcext:value-type="float">
            <text:p>41.348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66194" calcext:value-type="float">
            <text:p>41.6619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5944" calcext:value-type="float">
            <text:p>41.45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95139" calcext:value-type="float">
            <text:p>51.9513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3056" calcext:value-type="float">
            <text:p>40.030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.7175" calcext:value-type="float">
            <text:p>58.717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7722" calcext:value-type="float">
            <text:p>52.7772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29361" calcext:value-type="float">
            <text:p>47.2936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7611" calcext:value-type="float">
            <text:p>50.3761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775" calcext:value-type="float">
            <text:p>50.577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67722" calcext:value-type="float">
            <text:p>41.6772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94528" calcext:value-type="float">
            <text:p>41.9452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2222" calcext:value-type="float">
            <text:p>51.5222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7944" calcext:value-type="float">
            <text:p>53.77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7694" calcext:value-type="float">
            <text:p>53.7769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58167" calcext:value-type="float">
            <text:p>52.581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5306" calcext:value-type="float">
            <text:p>51.753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67028" calcext:value-type="float">
            <text:p>45.6702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37944" calcext:value-type="float">
            <text:p>46.37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111" calcext:value-type="float">
            <text:p>37.7511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595" calcext:value-type="float">
            <text:p>46.59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806" calcext:value-type="float">
            <text:p>37.758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" calcext:value-type="float">
            <text:p>37.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98972" calcext:value-type="float">
            <text:p>56.9897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889" calcext:value-type="float">
            <text:p>37.748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9" calcext:value-type="float">
            <text:p>8749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4417" calcext:value-type="float">
            <text:p>49.9441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5375" calcext:value-type="float">
            <text:p>47.5375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1" calcext:value-type="float">
            <text:p>875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4972" calcext:value-type="float">
            <text:p>51.549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2" calcext:value-type="float">
            <text:p>875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5167" calcext:value-type="float">
            <text:p>50.351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3" calcext:value-type="float">
            <text:p>8753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73" calcext:value-type="float">
            <text:p>54.7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4" calcext:value-type="float">
            <text:p>8754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53278" calcext:value-type="float">
            <text:p>47.5327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5" calcext:value-type="float">
            <text:p>8755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6" calcext:value-type="float">
            <text:p>875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1722" calcext:value-type="float">
            <text:p>48.317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7" calcext:value-type="float">
            <text:p>8757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3778" calcext:value-type="float">
            <text:p>50.0377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8" calcext:value-type="float">
            <text:p>8758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2361" calcext:value-type="float">
            <text:p>50.023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9" calcext:value-type="float">
            <text:p>8759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7694" calcext:value-type="float">
            <text:p>50.0769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0" calcext:value-type="float">
            <text:p>8760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9861" calcext:value-type="float">
            <text:p>49.698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1" calcext:value-type="float">
            <text:p>876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7472" calcext:value-type="float">
            <text:p>49.57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2" calcext:value-type="float">
            <text:p>876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1167" calcext:value-type="float">
            <text:p>49.611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3" calcext:value-type="float">
            <text:p>8763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6833" calcext:value-type="float">
            <text:p>49.6683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4" calcext:value-type="float">
            <text:p>876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1806" calcext:value-type="float">
            <text:p>49.6180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5" calcext:value-type="float">
            <text:p>8765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66306" calcext:value-type="float">
            <text:p>43.6630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6" calcext:value-type="float">
            <text:p>8766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15" calcext:value-type="float">
            <text:p>49.815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7" calcext:value-type="float">
            <text:p>8767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5528" calcext:value-type="float">
            <text:p>47.655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8" calcext:value-type="float">
            <text:p>8768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361" calcext:value-type="float">
            <text:p>37.673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9" calcext:value-type="float">
            <text:p>8769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" calcext:value-type="float">
            <text:p>37.7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0" calcext:value-type="float">
            <text:p>8770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65" calcext:value-type="float">
            <text:p>50.065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1" calcext:value-type="float">
            <text:p>8771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2917" calcext:value-type="float">
            <text:p>37.7291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2" calcext:value-type="float">
            <text:p>8772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5111" calcext:value-type="float">
            <text:p>38.251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3" calcext:value-type="float">
            <text:p>877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944" calcext:value-type="float">
            <text:p>37.7194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4" calcext:value-type="float">
            <text:p>8774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722" calcext:value-type="float">
            <text:p>37.677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5" calcext:value-type="float">
            <text:p>8775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6" calcext:value-type="float">
            <text:p>8776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5444" calcext:value-type="float">
            <text:p>48.3544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7" calcext:value-type="float">
            <text:p>8777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3056" calcext:value-type="float">
            <text:p>48.330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8" calcext:value-type="float">
            <text:p>8778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4083" calcext:value-type="float">
            <text:p>50.040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9" calcext:value-type="float">
            <text:p>8779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5139" calcext:value-type="float">
            <text:p>39.2513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0" calcext:value-type="float">
            <text:p>8780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3556" calcext:value-type="float">
            <text:p>39.235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1" calcext:value-type="float">
            <text:p>878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8667" calcext:value-type="float">
            <text:p>48.386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2" calcext:value-type="float">
            <text:p>8782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24806" calcext:value-type="float">
            <text:p>43.2480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3" calcext:value-type="float">
            <text:p>8783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95472" calcext:value-type="float">
            <text:p>44.95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4" calcext:value-type="float">
            <text:p>8784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7972" calcext:value-type="float">
            <text:p>50.279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5" calcext:value-type="float">
            <text:p>8785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55111" calcext:value-type="float">
            <text:p>48.551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6" calcext:value-type="float">
            <text:p>8786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972" calcext:value-type="float">
            <text:p>50.399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7" calcext:value-type="float">
            <text:p>8787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4056" calcext:value-type="float">
            <text:p>48.440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8" calcext:value-type="float">
            <text:p>8788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0472" calcext:value-type="float">
            <text:p>48.40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9" calcext:value-type="float">
            <text:p>8789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1472" calcext:value-type="float">
            <text:p>48.31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1" calcext:value-type="float">
            <text:p>8791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2" calcext:value-type="float">
            <text:p>48.4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2" calcext:value-type="float">
            <text:p>8792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41528" calcext:value-type="float">
            <text:p>45.415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3" calcext:value-type="float">
            <text:p>8793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6472" calcext:value-type="float">
            <text:p>50.76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4" calcext:value-type="float">
            <text:p>8794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5472" calcext:value-type="float">
            <text:p>49.95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5" calcext:value-type="float">
            <text:p>8795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7222" calcext:value-type="float">
            <text:p>50.472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6" calcext:value-type="float">
            <text:p>8796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2611" calcext:value-type="float">
            <text:p>47.626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7" calcext:value-type="float">
            <text:p>8797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12861" calcext:value-type="float">
            <text:p>41.128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8" calcext:value-type="float">
            <text:p>8798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2028" calcext:value-type="float">
            <text:p>41.720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8111" calcext:value-type="float">
            <text:p>40.881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1083" calcext:value-type="float">
            <text:p>41.710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8167" calcext:value-type="float">
            <text:p>40.881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2" calcext:value-type="float">
            <text:p>880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083" calcext:value-type="float">
            <text:p>37.690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3" calcext:value-type="float">
            <text:p>8803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5806" calcext:value-type="float">
            <text:p>38.2580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84889" calcext:value-type="float">
            <text:p>43.848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5" calcext:value-type="float">
            <text:p>8805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35444" calcext:value-type="float">
            <text:p>45.3544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611" calcext:value-type="float">
            <text:p>37.706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2583" calcext:value-type="float">
            <text:p>37.625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2417" calcext:value-type="float">
            <text:p>37.7241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9" calcext:value-type="float">
            <text:p>8809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722" calcext:value-type="float">
            <text:p>37.687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3861" calcext:value-type="float">
            <text:p>38.238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2" calcext:value-type="float">
            <text:p>8812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667" calcext:value-type="float">
            <text:p>37.676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3" calcext:value-type="float">
            <text:p>8813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2722" calcext:value-type="float">
            <text:p>37.627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4" calcext:value-type="float">
            <text:p>8814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889" calcext:value-type="float">
            <text:p>37.678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54389" calcext:value-type="float">
            <text:p>41.543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7" calcext:value-type="float">
            <text:p>8817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222" calcext:value-type="float">
            <text:p>37.752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8" calcext:value-type="float">
            <text:p>8818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972" calcext:value-type="float">
            <text:p>37.719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9" calcext:value-type="float">
            <text:p>8819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6167" calcext:value-type="float">
            <text:p>39.961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91083" calcext:value-type="float">
            <text:p>45.910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62667" calcext:value-type="float">
            <text:p>51.626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2" calcext:value-type="float">
            <text:p>8822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5028" calcext:value-type="float">
            <text:p>51.750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3" calcext:value-type="float">
            <text:p>8823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556" calcext:value-type="float">
            <text:p>37.715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5333" calcext:value-type="float">
            <text:p>49.3533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5" calcext:value-type="float">
            <text:p>8825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5056" calcext:value-type="float">
            <text:p>48.450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26528" calcext:value-type="float">
            <text:p>40.265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7" calcext:value-type="float">
            <text:p>8827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09389" calcext:value-type="float">
            <text:p>37.093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8" calcext:value-type="float">
            <text:p>8828</text:p>
          </table:table-cell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48639" calcext:value-type="float">
            <text:p>54.4863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9" calcext:value-type="float">
            <text:p>8829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667" calcext:value-type="float">
            <text:p>37.696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0" calcext:value-type="float">
            <text:p>8830</text:p>
          </table:table-cell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6444" calcext:value-type="float">
            <text:p>39.6644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694" calcext:value-type="float">
            <text:p>37.6669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2" calcext:value-type="float">
            <text:p>8832</text:p>
          </table:table-cell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361" calcext:value-type="float">
            <text:p>37.683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3" calcext:value-type="float">
            <text:p>8833</text:p>
          </table:table-cell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3833" calcext:value-type="float">
            <text:p>37.6383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4" calcext:value-type="float">
            <text:p>8834</text:p>
          </table:table-cell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25028" calcext:value-type="float">
            <text:p>40.250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float" office:value="8" calcext:value-type="float">
            <text:p>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222" calcext:value-type="float">
            <text:p>37.662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42167" calcext:value-type="float">
            <text:p>40.421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7" calcext:value-type="float">
            <text:p>8837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8417" calcext:value-type="float">
            <text:p>41.3841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8" calcext:value-type="float">
            <text:p>8838</text:p>
          </table:table-cell>
          <table:table-cell office:value-type="float" office:value="8" calcext:value-type="float">
            <text:p>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083" calcext:value-type="float">
            <text:p>37.730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float" office:value="8" calcext:value-type="float">
            <text:p>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2778" calcext:value-type="float">
            <text:p>37.8277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8" calcext:value-type="float">
            <text:p>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361" calcext:value-type="float">
            <text:p>37.653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1" calcext:value-type="float">
            <text:p>8841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472" calcext:value-type="float">
            <text:p>37.66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2" calcext:value-type="float">
            <text:p>8842</text:p>
          </table:table-cell>
          <table:table-cell office:value-type="float" office:value="8" calcext:value-type="float">
            <text:p>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861" calcext:value-type="float">
            <text:p>37.698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3" calcext:value-type="float">
            <text:p>8843</text:p>
          </table:table-cell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20611" calcext:value-type="float">
            <text:p>47.206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78056" calcext:value-type="float">
            <text:p>55.780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5" calcext:value-type="float">
            <text:p>8845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09528" calcext:value-type="float">
            <text:p>39.095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6" calcext:value-type="float">
            <text:p>8846</text:p>
          </table:table-cell>
          <table:table-cell office:value-type="float" office:value="8" calcext:value-type="float">
            <text:p>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97361" calcext:value-type="float">
            <text:p>51.973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7" calcext:value-type="float">
            <text:p>8847</text:p>
          </table:table-cell>
          <table:table-cell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9778" calcext:value-type="float">
            <text:p>50.6977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8" calcext:value-type="float">
            <text:p>8848</text:p>
          </table:table-cell>
          <table:table-cell office:value-type="float" office:value="8" calcext:value-type="float">
            <text:p>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6.57222" calcext:value-type="float">
            <text:p>36.572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8639" calcext:value-type="float">
            <text:p>48.786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889" calcext:value-type="float">
            <text:p>37.698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0889" calcext:value-type="float">
            <text:p>50.30889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583" calcext:value-type="float">
            <text:p>37.76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667" calcext:value-type="float">
            <text:p>37.71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0611" calcext:value-type="float">
            <text:p>37.80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575" calcext:value-type="float">
            <text:p>41.25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925" calcext:value-type="float">
            <text:p>39.99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75" calcext:value-type="float">
            <text:p>39.6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9556" calcext:value-type="float">
            <text:p>49.99556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87222" calcext:value-type="float">
            <text:p>43.87222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8222" calcext:value-type="float">
            <text:p>37.88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5333" calcext:value-type="float">
            <text:p>50.45333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1333" calcext:value-type="float">
            <text:p>37.91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9917" calcext:value-type="float">
            <text:p>37.999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7028" calcext:value-type="float">
            <text:p>37.97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3028" calcext:value-type="float">
            <text:p>37.93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472" calcext:value-type="float">
            <text:p>37.71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4833" calcext:value-type="float">
            <text:p>37.848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9625" calcext:value-type="float">
            <text:p>50.96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2275" calcext:value-type="float">
            <text:p>45.2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806" calcext:value-type="float">
            <text:p>50.39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722" calcext:value-type="float">
            <text:p>37.73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6444" calcext:value-type="float">
            <text:p>37.864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167" calcext:value-type="float">
            <text:p>37.65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361" calcext:value-type="float">
            <text:p>37.753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056" calcext:value-type="float">
            <text:p>37.69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9222" calcext:value-type="float">
            <text:p>41.29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333" calcext:value-type="float">
            <text:p>37.74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1417" calcext:value-type="float">
            <text:p>37.814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1.87472" calcext:value-type="float">
            <text:p>61.87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275" calcext:value-type="float">
            <text:p>41.4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5611" calcext:value-type="float">
            <text:p>49.15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083" calcext:value-type="float">
            <text:p>37.710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5" calcext:value-type="float">
            <text:p>37.73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0472" calcext:value-type="float">
            <text:p>39.90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9583" calcext:value-type="float">
            <text:p>39.99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14056" calcext:value-type="float">
            <text:p>40.14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7167" calcext:value-type="float">
            <text:p>39.17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48972" calcext:value-type="float">
            <text:p>53.48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50361" calcext:value-type="float">
            <text:p>53.503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944" calcext:value-type="float">
            <text:p>37.64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3944" calcext:value-type="float">
            <text:p>39.63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6639" calcext:value-type="float">
            <text:p>39.166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4389" calcext:value-type="float">
            <text:p>41.44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10722" calcext:value-type="float">
            <text:p>40.10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0194" calcext:value-type="float">
            <text:p>53.70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1222" calcext:value-type="float">
            <text:p>48.41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0139" calcext:value-type="float">
            <text:p>48.90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6" calcext:value-type="float">
            <text:p>49.1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5139" calcext:value-type="float">
            <text:p>50.75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20139" calcext:value-type="float">
            <text:p>49.20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111" calcext:value-type="float">
            <text:p>37.671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194" calcext:value-type="float">
            <text:p>37.67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4278" calcext:value-type="float">
            <text:p>37.84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" calcext:value-type="float">
            <text:p>37.6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54278" calcext:value-type="float">
            <text:p>43.54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.55583" calcext:value-type="float">
            <text:p>60.55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4806" calcext:value-type="float">
            <text:p>41.34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1917" calcext:value-type="float">
            <text:p>37.819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944" calcext:value-type="float">
            <text:p>37.66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167" calcext:value-type="float">
            <text:p>37.75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25" calcext:value-type="float">
            <text:p>48.7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1972" calcext:value-type="float">
            <text:p>39.11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7278" calcext:value-type="float">
            <text:p>49.87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9611" calcext:value-type="float">
            <text:p>48.49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8275" calcext:value-type="float">
            <text:p>39.8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333" calcext:value-type="float">
            <text:p>37.69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6306" calcext:value-type="float">
            <text:p>40.063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82306" calcext:value-type="float">
            <text:p>39.823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194" calcext:value-type="float">
            <text:p>37.71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583" calcext:value-type="float">
            <text:p>37.69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14778" calcext:value-type="float">
            <text:p>44.147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6056" calcext:value-type="float">
            <text:p>44.36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58667" calcext:value-type="float">
            <text:p>41.58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5278" calcext:value-type="float">
            <text:p>52.75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2056" calcext:value-type="float">
            <text:p>52.72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9056" calcext:value-type="float">
            <text:p>44.39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4611" calcext:value-type="float">
            <text:p>41.44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5694" calcext:value-type="float">
            <text:p>40.856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5.31833" calcext:value-type="float">
            <text:p>65.318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7.28861" calcext:value-type="float">
            <text:p>57.288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4694" calcext:value-type="float">
            <text:p>39.246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89389" calcext:value-type="float">
            <text:p>55.89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4528" calcext:value-type="float">
            <text:p>39.645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05278" calcext:value-type="float">
            <text:p>54.05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6028" calcext:value-type="float">
            <text:p>48.46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4083" calcext:value-type="float">
            <text:p>48.440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25" calcext:value-type="float">
            <text:p>37.66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2972" calcext:value-type="float">
            <text:p>37.82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667" calcext:value-type="float">
            <text:p>37.68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806" calcext:value-type="float">
            <text:p>37.67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80389" calcext:value-type="float">
            <text:p>48.80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65972" calcext:value-type="float">
            <text:p>48.65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39417" calcext:value-type="float">
            <text:p>54.394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4806" calcext:value-type="float">
            <text:p>49.44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6972" calcext:value-type="float">
            <text:p>37.86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8889" calcext:value-type="float">
            <text:p>40.088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9333" calcext:value-type="float">
            <text:p>49.393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57694" calcext:value-type="float">
            <text:p>44.57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2083" calcext:value-type="float">
            <text:p>47.02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98583" calcext:value-type="float">
            <text:p>46.98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325" calcext:value-type="float">
            <text:p>48.932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2139" calcext:value-type="float">
            <text:p>49.82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6056" calcext:value-type="float">
            <text:p>50.460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3611" calcext:value-type="float">
            <text:p>49.3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1417" calcext:value-type="float">
            <text:p>48.91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15" calcext:value-type="float">
            <text:p>49.31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5528" calcext:value-type="float">
            <text:p>49.65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9306" calcext:value-type="float">
            <text:p>48.393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0583" calcext:value-type="float">
            <text:p>48.40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9972" calcext:value-type="float">
            <text:p>51.799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88861" calcext:value-type="float">
            <text:p>47.88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5361" calcext:value-type="float">
            <text:p>49.15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10417" calcext:value-type="float">
            <text:p>48.104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1694" calcext:value-type="float">
            <text:p>41.21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6361" calcext:value-type="float">
            <text:p>49.36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76722" calcext:value-type="float">
            <text:p>43.76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40556" calcext:value-type="float">
            <text:p>46.405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9028" calcext:value-type="float">
            <text:p>44.39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4583" calcext:value-type="float">
            <text:p>48.04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3472" calcext:value-type="float">
            <text:p>48.03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02833" calcext:value-type="float">
            <text:p>51.028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26889" calcext:value-type="float">
            <text:p>49.268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08806" calcext:value-type="float">
            <text:p>54.08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275" calcext:value-type="float">
            <text:p>52.27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5667" calcext:value-type="float">
            <text:p>47.456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87694" calcext:value-type="float">
            <text:p>47.87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675" calcext:value-type="float">
            <text:p>47.067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59806" calcext:value-type="float">
            <text:p>48.59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05861" calcext:value-type="float">
            <text:p>52.05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3611" calcext:value-type="float">
            <text:p>47.6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06167" calcext:value-type="float">
            <text:p>52.06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7806" calcext:value-type="float">
            <text:p>47.47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3306" calcext:value-type="float">
            <text:p>48.733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8" calcext:value-type="float">
            <text:p>50.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95" calcext:value-type="float">
            <text:p>51.59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9278" calcext:value-type="float">
            <text:p>49.192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2583" calcext:value-type="float">
            <text:p>49.42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85" calcext:value-type="float">
            <text:p>47.08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025" calcext:value-type="float">
            <text:p>50.702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4639" calcext:value-type="float">
            <text:p>49.446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88611" calcext:value-type="float">
            <text:p>53.88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235" calcext:value-type="float">
            <text:p>51.23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7167" calcext:value-type="float">
            <text:p>50.87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28528" calcext:value-type="float">
            <text:p>52.28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4167" calcext:value-type="float">
            <text:p>49.54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97194" calcext:value-type="float">
            <text:p>47.971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83139" calcext:value-type="float">
            <text:p>52.83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6139" calcext:value-type="float">
            <text:p>50.56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59833" calcext:value-type="float">
            <text:p>52.59833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0075" calcext:value-type="float">
            <text:p>56.0075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472" calcext:value-type="float">
            <text:p>37.64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58" calcext:value-type="float">
            <text:p>56.5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3528" calcext:value-type="float">
            <text:p>50.23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1417" calcext:value-type="float">
            <text:p>50.21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3778" calcext:value-type="float">
            <text:p>50.437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17944" calcext:value-type="float">
            <text:p>53.1794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98694" calcext:value-type="float">
            <text:p>47.98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2917" calcext:value-type="float">
            <text:p>50.52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12361" calcext:value-type="float">
            <text:p>55.123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13361" calcext:value-type="float">
            <text:p>55.133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.16611" calcext:value-type="float">
            <text:p>60.1661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694" calcext:value-type="float">
            <text:p>50.39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45083" calcext:value-type="float">
            <text:p>53.45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417" calcext:value-type="float">
            <text:p>37.64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62917" calcext:value-type="float">
            <text:p>55.62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9139" calcext:value-type="float">
            <text:p>50.49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10667" calcext:value-type="float">
            <text:p>51.106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4139" calcext:value-type="float">
            <text:p>50.44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19389" calcext:value-type="float">
            <text:p>53.193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0556" calcext:value-type="float">
            <text:p>50.605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30472" calcext:value-type="float">
            <text:p>55.30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35333" calcext:value-type="float">
            <text:p>51.353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45" calcext:value-type="float">
            <text:p>49.54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3722" calcext:value-type="float">
            <text:p>50.23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81028" calcext:value-type="float">
            <text:p>53.81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9917" calcext:value-type="float">
            <text:p>49.49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94861" calcext:value-type="float">
            <text:p>54.94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15722" calcext:value-type="float">
            <text:p>55.15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71167" calcext:value-type="float">
            <text:p>49.7116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7444" calcext:value-type="float">
            <text:p>37.7744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01861" calcext:value-type="float">
            <text:p>44.01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3917" calcext:value-type="float">
            <text:p>47.43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83611" calcext:value-type="float">
            <text:p>48.8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59361" calcext:value-type="float">
            <text:p>53.59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30167" calcext:value-type="float">
            <text:p>54.30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4083" calcext:value-type="float">
            <text:p>50.84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86361" calcext:value-type="float">
            <text:p>51.86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86028" calcext:value-type="float">
            <text:p>51.86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65722" calcext:value-type="float">
            <text:p>46.65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82583" calcext:value-type="float">
            <text:p>45.82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05528" calcext:value-type="float">
            <text:p>42.05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8861" calcext:value-type="float">
            <text:p>50.788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65639" calcext:value-type="float">
            <text:p>51.65639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07417" calcext:value-type="float">
            <text:p>55.074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27917" calcext:value-type="float">
            <text:p>54.279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4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3389" calcext:value-type="float">
            <text:p>37.633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6/08/2022 – 12:22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style-name="ce17" office:value-type="string" calcext:value-type="string">
            <text:p>30/06/2022 – 13:09</text:p>
          </table:table-cell>
          <table:table-cell table:style-name="ce20" office:value-type="float" office:value="7.151" calcext:value-type="float">
            <text:p>7.151</text:p>
          </table:table-cell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6/08/2022 – 12:22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style-name="ce17" office:value-type="string" calcext:value-type="string">
            <text:p>30/06/2022 – 13:09</text:p>
          </table:table-cell>
          <table:table-cell table:style-name="ce20" office:value-type="float" office:value="7.151" calcext:value-type="float">
            <text:p>7.151</text:p>
          </table:table-cell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6/08/2022 – 12:22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style-name="ce17" office:value-type="string" calcext:value-type="string">
            <text:p>30/06/2022 – 13:09</text:p>
          </table:table-cell>
          <table:table-cell table:style-name="ce20" office:value-type="float" office:value="7.151" calcext:value-type="float">
            <text:p>7.151</text:p>
          </table:table-cell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29" calcext:value-type="float">
            <text:p>21.2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3" calcext:value-type="float">
            <text:p>951833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84" calcext:value-type="float">
            <text:p>915938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19528" calcext:value-type="float">
            <text:p>21.1952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4" calcext:value-type="float">
            <text:p>9518334</text:p>
          </table:table-cell>
          <table:table-cell/>
          <table:table-cell office:value-type="float" office:value="56.71667" calcext:value-type="float">
            <text:p>56.716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85" calcext:value-type="float">
            <text:p>915938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0.01278" calcext:value-type="float">
            <text:p>60.01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5" calcext:value-type="float">
            <text:p>9518335</text:p>
          </table:table-cell>
          <table:table-cell/>
          <table:table-cell office:value-type="float" office:value="52.17389" calcext:value-type="float">
            <text:p>52.17389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86" calcext:value-type="float">
            <text:p>915938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93722" calcext:value-type="float">
            <text:p>22.937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6" calcext:value-type="float">
            <text:p>9518336</text:p>
          </table:table-cell>
          <table:table-cell/>
          <table:table-cell office:value-type="float" office:value="53.52333" calcext:value-type="float">
            <text:p>53.52333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87" calcext:value-type="float">
            <text:p>915938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8889" calcext:value-type="float">
            <text:p>23.18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7" calcext:value-type="float">
            <text:p>9518337</text:p>
          </table:table-cell>
          <table:table-cell/>
          <table:table-cell office:value-type="float" office:value="51.14222" calcext:value-type="float">
            <text:p>51.1422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88" calcext:value-type="float">
            <text:p>915938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22222" calcext:value-type="float">
            <text:p>23.222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8" calcext:value-type="float">
            <text:p>9518338</text:p>
          </table:table-cell>
          <table:table-cell/>
          <table:table-cell office:value-type="float" office:value="53.63694" calcext:value-type="float">
            <text:p>53.6369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89" calcext:value-type="float">
            <text:p>915938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085" calcext:value-type="float">
            <text:p>23.08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9" calcext:value-type="float">
            <text:p>9518339</text:p>
          </table:table-cell>
          <table:table-cell/>
          <table:table-cell office:value-type="float" office:value="48.9075" calcext:value-type="float">
            <text:p>48.9075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90" calcext:value-type="float">
            <text:p>915939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15278" calcext:value-type="float">
            <text:p>21.15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0" calcext:value-type="float">
            <text:p>9518340</text:p>
          </table:table-cell>
          <table:table-cell/>
          <table:table-cell office:value-type="float" office:value="53.43944" calcext:value-type="float">
            <text:p>53.4394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1" calcext:value-type="float">
            <text:p>915939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87056" calcext:value-type="float">
            <text:p>22.8705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1" calcext:value-type="float">
            <text:p>9518341</text:p>
          </table:table-cell>
          <table:table-cell/>
          <table:table-cell office:value-type="float" office:value="50.4975" calcext:value-type="float">
            <text:p>50.4975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2" calcext:value-type="float">
            <text:p>915939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6.32889" calcext:value-type="float">
            <text:p>56.32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2" calcext:value-type="float">
            <text:p>9518342</text:p>
          </table:table-cell>
          <table:table-cell/>
          <table:table-cell office:value-type="float" office:value="51.85611" calcext:value-type="float">
            <text:p>51.8561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93" calcext:value-type="float">
            <text:p>915939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12611" calcext:value-type="float">
            <text:p>22.1261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3" calcext:value-type="float">
            <text:p>9518343</text:p>
          </table:table-cell>
          <table:table-cell/>
          <table:table-cell office:value-type="float" office:value="56.10444" calcext:value-type="float">
            <text:p>56.1044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4" calcext:value-type="float">
            <text:p>915939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6.95222" calcext:value-type="float">
            <text:p>26.952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4" calcext:value-type="float">
            <text:p>9518344</text:p>
          </table:table-cell>
          <table:table-cell/>
          <table:table-cell office:value-type="float" office:value="47.15861" calcext:value-type="float">
            <text:p>47.1586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5" calcext:value-type="float">
            <text:p>915939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22083" calcext:value-type="float">
            <text:p>28.220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5" calcext:value-type="float">
            <text:p>9518345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96" calcext:value-type="float">
            <text:p>915939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35361" calcext:value-type="float">
            <text:p>27.3536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6" calcext:value-type="float">
            <text:p>9518346</text:p>
          </table:table-cell>
          <table:table-cell/>
          <table:table-cell office:value-type="float" office:value="55.72444" calcext:value-type="float">
            <text:p>55.7244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7" calcext:value-type="float">
            <text:p>915939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99694" calcext:value-type="float">
            <text:p>27.996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7" calcext:value-type="float">
            <text:p>9518347</text:p>
          </table:table-cell>
          <table:table-cell/>
          <table:table-cell office:value-type="float" office:value="68.71472" calcext:value-type="float">
            <text:p>68.7147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8" calcext:value-type="float">
            <text:p>915939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28194" calcext:value-type="float">
            <text:p>23.28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8" calcext:value-type="float">
            <text:p>9518348</text:p>
          </table:table-cell>
          <table:table-cell/>
          <table:table-cell office:value-type="float" office:value="44.81778" calcext:value-type="float">
            <text:p>44.8177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99" calcext:value-type="float">
            <text:p>915939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72778" calcext:value-type="float">
            <text:p>27.727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9" calcext:value-type="float">
            <text:p>9518349</text:p>
          </table:table-cell>
          <table:table-cell/>
          <table:table-cell office:value-type="float" office:value="60.93778" calcext:value-type="float">
            <text:p>60.9377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0" calcext:value-type="float">
            <text:p>915940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85083" calcext:value-type="float">
            <text:p>27.850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0" calcext:value-type="float">
            <text:p>9518350</text:p>
          </table:table-cell>
          <table:table-cell/>
          <table:table-cell office:value-type="float" office:value="44.49917" calcext:value-type="float">
            <text:p>44.4991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1" calcext:value-type="float">
            <text:p>915940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02278" calcext:value-type="float">
            <text:p>27.02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1" calcext:value-type="float">
            <text:p>9518351</text:p>
          </table:table-cell>
          <table:table-cell/>
          <table:table-cell table:style-name="ce15" office:value-type="float" office:value="62.10528" calcext:value-type="float">
            <text:p>62.1052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02" calcext:value-type="float">
            <text:p>915940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01194" calcext:value-type="float">
            <text:p>32.01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2" calcext:value-type="float">
            <text:p>9518352</text:p>
          </table:table-cell>
          <table:table-cell/>
          <table:table-cell office:value-type="float" office:value="52.04667" calcext:value-type="float">
            <text:p>52.046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3" calcext:value-type="float">
            <text:p>915940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12556" calcext:value-type="float">
            <text:p>28.1255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3" calcext:value-type="float">
            <text:p>9518353</text:p>
          </table:table-cell>
          <table:table-cell/>
          <table:table-cell table:style-name="ce15" office:value-type="float" office:value="58.05694" calcext:value-type="float">
            <text:p>58.0569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4" calcext:value-type="float">
            <text:p>915940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4075" calcext:value-type="float">
            <text:p>29.407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4" calcext:value-type="float">
            <text:p>9518354</text:p>
          </table:table-cell>
          <table:table-cell/>
          <table:table-cell table:style-name="ce15" office:value-type="float" office:value="57.41806" calcext:value-type="float">
            <text:p>57.41806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05" calcext:value-type="float">
            <text:p>915940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6.86194" calcext:value-type="float">
            <text:p>26.86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5" calcext:value-type="float">
            <text:p>9518355</text:p>
          </table:table-cell>
          <table:table-cell/>
          <table:table-cell table:style-name="ce15" office:value-type="float" office:value="52.79167" calcext:value-type="float">
            <text:p>52.79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6" calcext:value-type="float">
            <text:p>915940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6.915" calcext:value-type="float">
            <text:p>26.91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6" calcext:value-type="float">
            <text:p>9518356</text:p>
          </table:table-cell>
          <table:table-cell/>
          <table:table-cell table:style-name="ce15" office:value-type="float" office:value="57.28" calcext:value-type="float">
            <text:p>57.2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7" calcext:value-type="float">
            <text:p>915940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42944" calcext:value-type="float">
            <text:p>29.42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7" calcext:value-type="float">
            <text:p>9518357</text:p>
          </table:table-cell>
          <table:table-cell/>
          <table:table-cell table:style-name="ce15" office:value-type="float" office:value="61.42611" calcext:value-type="float">
            <text:p>61.4261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08" calcext:value-type="float">
            <text:p>915940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0.61472" calcext:value-type="float">
            <text:p>30.614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8" calcext:value-type="float">
            <text:p>9518358</text:p>
          </table:table-cell>
          <table:table-cell/>
          <table:table-cell table:style-name="ce15" office:value-type="float" office:value="58.46806" calcext:value-type="float">
            <text:p>58.46806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9" calcext:value-type="float">
            <text:p>915940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28944" calcext:value-type="float">
            <text:p>28.28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9" calcext:value-type="float">
            <text:p>9518359</text:p>
          </table:table-cell>
          <table:table-cell/>
          <table:table-cell table:style-name="ce15" office:value-type="float" office:value="57.4575" calcext:value-type="float">
            <text:p>57.4575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0" calcext:value-type="float">
            <text:p>915941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42917" calcext:value-type="float">
            <text:p>28.4291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0" calcext:value-type="float">
            <text:p>9518360</text:p>
          </table:table-cell>
          <table:table-cell/>
          <table:table-cell table:style-name="ce15" office:value-type="float" office:value="50.61528" calcext:value-type="float">
            <text:p>50.6152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11" calcext:value-type="float">
            <text:p>915941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66972" calcext:value-type="float">
            <text:p>28.669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1" calcext:value-type="float">
            <text:p>9518361</text:p>
          </table:table-cell>
          <table:table-cell/>
          <table:table-cell table:style-name="ce15" office:value-type="float" office:value="50.52167" calcext:value-type="float">
            <text:p>50.52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2" calcext:value-type="float">
            <text:p>915941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3.64" calcext:value-type="float">
            <text:p>33.6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2" calcext:value-type="float">
            <text:p>9518362</text:p>
          </table:table-cell>
          <table:table-cell/>
          <table:table-cell table:style-name="ce15" office:value-type="float" office:value="43.85222" calcext:value-type="float">
            <text:p>43.8522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3" calcext:value-type="float">
            <text:p>915941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1.41806" calcext:value-type="float">
            <text:p>31.4180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3" calcext:value-type="float">
            <text:p>9518363</text:p>
          </table:table-cell>
          <table:table-cell/>
          <table:table-cell table:style-name="ce15" office:value-type="float" office:value="50.31167" calcext:value-type="float">
            <text:p>50.31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14" calcext:value-type="float">
            <text:p>915941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68694" calcext:value-type="float">
            <text:p>28.686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4" calcext:value-type="float">
            <text:p>9518364</text:p>
          </table:table-cell>
          <table:table-cell/>
          <table:table-cell table:style-name="ce15" office:value-type="float" office:value="51.45917" calcext:value-type="float">
            <text:p>51.4591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5" calcext:value-type="float">
            <text:p>915941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37389" calcext:value-type="float">
            <text:p>27.37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5" calcext:value-type="float">
            <text:p>9518365</text:p>
          </table:table-cell>
          <table:table-cell/>
          <table:table-cell table:style-name="ce15" office:value-type="float" office:value="41.34417" calcext:value-type="float">
            <text:p>41.3441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6" calcext:value-type="float">
            <text:p>915941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22111" calcext:value-type="float">
            <text:p>32.2211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6" calcext:value-type="float">
            <text:p>9518366</text:p>
          </table:table-cell>
          <table:table-cell/>
          <table:table-cell table:style-name="ce15" office:value-type="float" office:value="46.08694" calcext:value-type="float">
            <text:p>46.0869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17" calcext:value-type="float">
            <text:p>915941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1.77333" calcext:value-type="float">
            <text:p>31.773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7" calcext:value-type="float">
            <text:p>9518367</text:p>
          </table:table-cell>
          <table:table-cell/>
          <table:table-cell table:style-name="ce15" office:value-type="float" office:value="43.21694" calcext:value-type="float">
            <text:p>43.2169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8" calcext:value-type="float">
            <text:p>915941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55194" calcext:value-type="float">
            <text:p>27.55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8" calcext:value-type="float">
            <text:p>9518368</text:p>
          </table:table-cell>
          <table:table-cell/>
          <table:table-cell table:style-name="ce15" office:value-type="float" office:value="48.51778" calcext:value-type="float">
            <text:p>48.5177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9" calcext:value-type="float">
            <text:p>915941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4.06472" calcext:value-type="float">
            <text:p>34.064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9" calcext:value-type="float">
            <text:p>9518369</text:p>
          </table:table-cell>
          <table:table-cell/>
          <table:table-cell table:style-name="ce15" office:value-type="float" office:value="50.17056" calcext:value-type="float">
            <text:p>50.17056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20" calcext:value-type="float">
            <text:p>915942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18694" calcext:value-type="float">
            <text:p>29.186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0" calcext:value-type="float">
            <text:p>9518370</text:p>
          </table:table-cell>
          <table:table-cell/>
          <table:table-cell table:style-name="ce15" office:value-type="float" office:value="41.51917" calcext:value-type="float">
            <text:p>41.5191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1" calcext:value-type="float">
            <text:p>915942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71" calcext:value-type="float">
            <text:p>9518371</text:p>
          </table:table-cell>
          <table:table-cell/>
          <table:table-cell table:style-name="ce15" office:value-type="float" office:value="41.00972" calcext:value-type="float">
            <text:p>41.0097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2" calcext:value-type="float">
            <text:p>915942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10889" calcext:value-type="float">
            <text:p>21.10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2" calcext:value-type="float">
            <text:p>9518372</text:p>
          </table:table-cell>
          <table:table-cell/>
          <table:table-cell table:style-name="ce15" office:value-type="float" office:value="65.73222" calcext:value-type="float">
            <text:p>65.7322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23" calcext:value-type="float">
            <text:p>915942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85389" calcext:value-type="float">
            <text:p>22.85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3" calcext:value-type="float">
            <text:p>9518373</text:p>
          </table:table-cell>
          <table:table-cell/>
          <table:table-cell table:style-name="ce15" office:value-type="float" office:value="63.92667" calcext:value-type="float">
            <text:p>63.926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4" calcext:value-type="float">
            <text:p>915942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97944" calcext:value-type="float">
            <text:p>29.97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4" calcext:value-type="float">
            <text:p>9518374</text:p>
          </table:table-cell>
          <table:table-cell/>
          <table:table-cell table:style-name="ce15" office:value-type="float" office:value="60.98472" calcext:value-type="float">
            <text:p>60.9847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5" calcext:value-type="float">
            <text:p>915942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91667" calcext:value-type="float">
            <text:p>29.916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5" calcext:value-type="float">
            <text:p>9518375</text:p>
          </table:table-cell>
          <table:table-cell/>
          <table:table-cell table:style-name="ce15" office:value-type="float" office:value="56.62389" calcext:value-type="float">
            <text:p>56.62389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26" calcext:value-type="float">
            <text:p>915942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26389" calcext:value-type="float">
            <text:p>27.26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6" calcext:value-type="float">
            <text:p>9518376</text:p>
          </table:table-cell>
          <table:table-cell/>
          <table:table-cell office:value-type="float" office:value="60.53861" calcext:value-type="float">
            <text:p>60.5386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7" calcext:value-type="float">
            <text:p>915942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58333" calcext:value-type="float">
            <text:p>23.583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7" calcext:value-type="float">
            <text:p>9518377</text:p>
          </table:table-cell>
          <table:table-cell/>
          <table:table-cell office:value-type="float" office:value="67.67139" calcext:value-type="float">
            <text:p>67.67139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8" calcext:value-type="float">
            <text:p>915942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1778" calcext:value-type="float">
            <text:p>23.117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8" calcext:value-type="float">
            <text:p>9518378</text:p>
          </table:table-cell>
          <table:table-cell/>
          <table:table-cell office:value-type="float" office:value="64.74611" calcext:value-type="float">
            <text:p>64.7461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29" calcext:value-type="float">
            <text:p>915942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23278" calcext:value-type="float">
            <text:p>32.23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9" calcext:value-type="float">
            <text:p>9518379</text:p>
          </table:table-cell>
          <table:table-cell/>
          <table:table-cell office:value-type="float" office:value="70.36333" calcext:value-type="float">
            <text:p>70.36333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0" calcext:value-type="float">
            <text:p>915943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23444" calcext:value-type="float">
            <text:p>21.234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0" calcext:value-type="float">
            <text:p>9518380</text:p>
          </table:table-cell>
          <table:table-cell/>
          <table:table-cell office:value-type="float" office:value="65.74667" calcext:value-type="float">
            <text:p>65.746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1" calcext:value-type="float">
            <text:p>915943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85194" calcext:value-type="float">
            <text:p>22.85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1" calcext:value-type="float">
            <text:p>9518381</text:p>
          </table:table-cell>
          <table:table-cell/>
          <table:table-cell office:value-type="float" office:value="47.40167" calcext:value-type="float">
            <text:p>47.40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32" calcext:value-type="float">
            <text:p>915943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4.315" calcext:value-type="float">
            <text:p>24.31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2" calcext:value-type="float">
            <text:p>9518382</text:p>
          </table:table-cell>
          <table:table-cell/>
          <table:table-cell office:value-type="float" office:value="66.81528" calcext:value-type="float">
            <text:p>66.8152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3" calcext:value-type="float">
            <text:p>915943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83" calcext:value-type="float">
            <text:p>9518383</text:p>
          </table:table-cell>
          <table:table-cell/>
          <table:table-cell office:value-type="float" office:value="55.7325" calcext:value-type="float">
            <text:p>55.7325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4" calcext:value-type="float">
            <text:p>915943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4.43389" calcext:value-type="float">
            <text:p>24.43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4" calcext:value-type="float">
            <text:p>9518384</text:p>
          </table:table-cell>
          <table:table-cell/>
          <table:table-cell office:value-type="float" office:value="60.75083" calcext:value-type="float">
            <text:p>60.75083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35" calcext:value-type="float">
            <text:p>915943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33778" calcext:value-type="float">
            <text:p>27.337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5" calcext:value-type="float">
            <text:p>9518385</text:p>
          </table:table-cell>
          <table:table-cell/>
          <table:table-cell office:value-type="float" office:value="61.14389" calcext:value-type="float">
            <text:p>61.14389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6" calcext:value-type="float">
            <text:p>915943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86" calcext:value-type="float">
            <text:p>9518386</text:p>
          </table:table-cell>
          <table:table-cell/>
          <table:table-cell office:value-type="float" office:value="60.35889" calcext:value-type="float">
            <text:p>60.35889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7" calcext:value-type="float">
            <text:p>915943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87" calcext:value-type="float">
            <text:p>9518387</text:p>
          </table:table-cell>
          <table:table-cell/>
          <table:table-cell office:value-type="float" office:value="71.34111" calcext:value-type="float">
            <text:p>71.3411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38" calcext:value-type="float">
            <text:p>915943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88" calcext:value-type="float">
            <text:p>9518388</text:p>
          </table:table-cell>
          <table:table-cell/>
          <table:table-cell office:value-type="float" office:value="70.78167" calcext:value-type="float">
            <text:p>70.78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9" calcext:value-type="float">
            <text:p>915943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89" calcext:value-type="float">
            <text:p>9518389</text:p>
          </table:table-cell>
          <table:table-cell/>
          <table:table-cell office:value-type="float" office:value="70.55361" calcext:value-type="float">
            <text:p>70.5536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40" calcext:value-type="float">
            <text:p>915944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90" calcext:value-type="float">
            <text:p>9518390</text:p>
          </table:table-cell>
          <table:table-cell/>
          <table:table-cell office:value-type="float" office:value="67.37194" calcext:value-type="float">
            <text:p>67.3719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41" calcext:value-type="float">
            <text:p>915944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91" calcext:value-type="float">
            <text:p>9518391</text:p>
          </table:table-cell>
          <table:table-cell/>
          <table:table-cell office:value-type="float" office:value="64.85167" calcext:value-type="float">
            <text:p>64.85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42" calcext:value-type="float">
            <text:p>915944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92" calcext:value-type="float">
            <text:p>9518392</text:p>
          </table:table-cell>
          <table:table-cell/>
          <table:table-cell office:value-type="float" office:value="58.95083" calcext:value-type="float">
            <text:p>58.9508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1" calcext:value-type="float">
            <text:p>917131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93" calcext:value-type="float">
            <text:p>9518393</text:p>
          </table:table-cell>
          <table:table-cell/>
          <table:table-cell office:value-type="float" office:value="47.42861" calcext:value-type="float">
            <text:p>47.42861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2" calcext:value-type="float">
            <text:p>917131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94" calcext:value-type="float">
            <text:p>9518394</text:p>
          </table:table-cell>
          <table:table-cell/>
          <table:table-cell office:value-type="float" office:value="66.26389" calcext:value-type="float">
            <text:p>66.26389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3" calcext:value-type="float">
            <text:p>917131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95" calcext:value-type="float">
            <text:p>9518395</text:p>
          </table:table-cell>
          <table:table-cell/>
          <table:table-cell office:value-type="float" office:value="53.6175" calcext:value-type="float">
            <text:p>53.6175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4" calcext:value-type="float">
            <text:p>917131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96" calcext:value-type="float">
            <text:p>9518396</text:p>
          </table:table-cell>
          <table:table-cell/>
          <table:table-cell office:value-type="float" office:value="58.83778" calcext:value-type="float">
            <text:p>58.83778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5" calcext:value-type="float">
            <text:p>917131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97" calcext:value-type="float">
            <text:p>9518397</text:p>
          </table:table-cell>
          <table:table-cell/>
          <table:table-cell office:value-type="float" office:value="66.72667" calcext:value-type="float">
            <text:p>66.7266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6" calcext:value-type="float">
            <text:p>917131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98" calcext:value-type="float">
            <text:p>9518398</text:p>
          </table:table-cell>
          <table:table-cell/>
          <table:table-cell office:value-type="float" office:value="49.15194" calcext:value-type="float">
            <text:p>49.15194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7" calcext:value-type="float">
            <text:p>917131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99" calcext:value-type="float">
            <text:p>9518399</text:p>
          </table:table-cell>
          <table:table-cell/>
          <table:table-cell office:value-type="float" office:value="47.17333" calcext:value-type="float">
            <text:p>47.173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8" calcext:value-type="float">
            <text:p>917131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00" calcext:value-type="float">
            <text:p>9518400</text:p>
          </table:table-cell>
          <table:table-cell/>
          <table:table-cell office:value-type="float" office:value="51.57417" calcext:value-type="float">
            <text:p>51.5741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9" calcext:value-type="float">
            <text:p>917131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01" calcext:value-type="float">
            <text:p>9518401</text:p>
          </table:table-cell>
          <table:table-cell/>
          <table:table-cell office:value-type="float" office:value="58.09833" calcext:value-type="float">
            <text:p>58.098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1" calcext:value-type="float">
            <text:p>917132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02" calcext:value-type="float">
            <text:p>9518402</text:p>
          </table:table-cell>
          <table:table-cell/>
          <table:table-cell office:value-type="float" office:value="47.24333" calcext:value-type="float">
            <text:p>47.243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2" calcext:value-type="float">
            <text:p>917132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03" calcext:value-type="float">
            <text:p>9518403</text:p>
          </table:table-cell>
          <table:table-cell/>
          <table:table-cell office:value-type="float" office:value="50.71833" calcext:value-type="float">
            <text:p>50.718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3" calcext:value-type="float">
            <text:p>917132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04" calcext:value-type="float">
            <text:p>9518404</text:p>
          </table:table-cell>
          <table:table-cell/>
          <table:table-cell office:value-type="float" office:value="58.00583" calcext:value-type="float">
            <text:p>58.0058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4" calcext:value-type="float">
            <text:p>917132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05" calcext:value-type="float">
            <text:p>9518405</text:p>
          </table:table-cell>
          <table:table-cell/>
          <table:table-cell office:value-type="float" office:value="47.26472" calcext:value-type="float">
            <text:p>47.26472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5" calcext:value-type="float">
            <text:p>917132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06" calcext:value-type="float">
            <text:p>9518406</text:p>
          </table:table-cell>
          <table:table-cell/>
          <table:table-cell office:value-type="float" office:value="47.1725" calcext:value-type="float">
            <text:p>47.1725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6" calcext:value-type="float">
            <text:p>917132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07" calcext:value-type="float">
            <text:p>9518407</text:p>
          </table:table-cell>
          <table:table-cell/>
          <table:table-cell office:value-type="float" office:value="53.77083" calcext:value-type="float">
            <text:p>53.7708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7" calcext:value-type="float">
            <text:p>917132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08" calcext:value-type="float">
            <text:p>9518408</text:p>
          </table:table-cell>
          <table:table-cell/>
          <table:table-cell office:value-type="float" office:value="58.65194" calcext:value-type="float">
            <text:p>58.65194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8" calcext:value-type="float">
            <text:p>917132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09" calcext:value-type="float">
            <text:p>9518409</text:p>
          </table:table-cell>
          <table:table-cell/>
          <table:table-cell office:value-type="float" office:value="62.09917" calcext:value-type="float">
            <text:p>62.0991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9" calcext:value-type="float">
            <text:p>917132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10" calcext:value-type="float">
            <text:p>9518410</text:p>
          </table:table-cell>
          <table:table-cell/>
          <table:table-cell office:value-type="float" office:value="47.11833" calcext:value-type="float">
            <text:p>47.118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0" calcext:value-type="float">
            <text:p>917133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11" calcext:value-type="float">
            <text:p>9518411</text:p>
          </table:table-cell>
          <table:table-cell/>
          <table:table-cell office:value-type="float" office:value="47.74417" calcext:value-type="float">
            <text:p>47.7441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1" calcext:value-type="float">
            <text:p>917133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12" calcext:value-type="float">
            <text:p>9518412</text:p>
          </table:table-cell>
          <table:table-cell/>
          <table:table-cell office:value-type="float" office:value="47.23972" calcext:value-type="float">
            <text:p>47.23972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2" calcext:value-type="float">
            <text:p>917133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13" calcext:value-type="float">
            <text:p>9518413</text:p>
          </table:table-cell>
          <table:table-cell/>
          <table:table-cell office:value-type="float" office:value="47.20639" calcext:value-type="float">
            <text:p>47.20639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3" calcext:value-type="float">
            <text:p>917133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14" calcext:value-type="float">
            <text:p>9518414</text:p>
          </table:table-cell>
          <table:table-cell/>
          <table:table-cell office:value-type="float" office:value="47.49306" calcext:value-type="float">
            <text:p>47.49306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4" calcext:value-type="float">
            <text:p>917133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15" calcext:value-type="float">
            <text:p>9518415</text:p>
          </table:table-cell>
          <table:table-cell/>
          <table:table-cell office:value-type="float" office:value="47.44806" calcext:value-type="float">
            <text:p>47.44806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5" calcext:value-type="float">
            <text:p>917133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16" calcext:value-type="float">
            <text:p>9518416</text:p>
          </table:table-cell>
          <table:table-cell/>
          <table:table-cell office:value-type="float" office:value="47.27" calcext:value-type="float">
            <text:p>47.2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6" calcext:value-type="float">
            <text:p>917133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17" calcext:value-type="float">
            <text:p>9518417</text:p>
          </table:table-cell>
          <table:table-cell/>
          <table:table-cell office:value-type="float" office:value="47.32083" calcext:value-type="float">
            <text:p>47.3208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7" calcext:value-type="float">
            <text:p>917133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18" calcext:value-type="float">
            <text:p>9518418</text:p>
          </table:table-cell>
          <table:table-cell/>
          <table:table-cell office:value-type="float" office:value="63.865" calcext:value-type="float">
            <text:p>63.865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8" calcext:value-type="float">
            <text:p>917133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19" calcext:value-type="float">
            <text:p>9518419</text:p>
          </table:table-cell>
          <table:table-cell/>
          <table:table-cell table:style-name="ce15" office:value-type="float" office:value="60.84167" calcext:value-type="float">
            <text:p>60.8416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9" calcext:value-type="float">
            <text:p>917133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20" calcext:value-type="float">
            <text:p>9518420</text:p>
          </table:table-cell>
          <table:table-cell/>
          <table:table-cell table:style-name="ce15" office:value-type="float" office:value="60.76972" calcext:value-type="float">
            <text:p>60.76972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0" calcext:value-type="float">
            <text:p>917134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21" calcext:value-type="float">
            <text:p>9518421</text:p>
          </table:table-cell>
          <table:table-cell/>
          <table:table-cell table:style-name="ce15" office:value-type="float" office:value="50.33333" calcext:value-type="float">
            <text:p>50.333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1" calcext:value-type="float">
            <text:p>917134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22" calcext:value-type="float">
            <text:p>9518422</text:p>
          </table:table-cell>
          <table:table-cell/>
          <table:table-cell table:style-name="ce15" office:value-type="float" office:value="64.39722" calcext:value-type="float">
            <text:p>64.39722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2" calcext:value-type="float">
            <text:p>917134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23" calcext:value-type="float">
            <text:p>9518423</text:p>
          </table:table-cell>
          <table:table-cell/>
          <table:table-cell table:style-name="ce15" office:value-type="float" office:value="56.12056" calcext:value-type="float">
            <text:p>56.12056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3" calcext:value-type="float">
            <text:p>917134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24" calcext:value-type="float">
            <text:p>9518424</text:p>
          </table:table-cell>
          <table:table-cell/>
          <table:table-cell table:style-name="ce15" office:value-type="float" office:value="59.7575" calcext:value-type="float">
            <text:p>59.7575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4" calcext:value-type="float">
            <text:p>917134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25" calcext:value-type="float">
            <text:p>9518425</text:p>
          </table:table-cell>
          <table:table-cell/>
          <table:table-cell table:style-name="ce15" office:value-type="float" office:value="54.4475" calcext:value-type="float">
            <text:p>54.4475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5" calcext:value-type="float">
            <text:p>917134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26" calcext:value-type="float">
            <text:p>9518426</text:p>
          </table:table-cell>
          <table:table-cell/>
          <table:table-cell table:style-name="ce15" office:value-type="float" office:value="47.22889" calcext:value-type="float">
            <text:p>47.22889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6" calcext:value-type="float">
            <text:p>917134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27" calcext:value-type="float">
            <text:p>9518427</text:p>
          </table:table-cell>
          <table:table-cell/>
          <table:table-cell table:style-name="ce15" office:value-type="float" office:value="56.47139" calcext:value-type="float">
            <text:p>56.47139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7" calcext:value-type="float">
            <text:p>917134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28" calcext:value-type="float">
            <text:p>9518428</text:p>
          </table:table-cell>
          <table:table-cell/>
          <table:table-cell table:style-name="ce15" office:value-type="float" office:value="58.85278" calcext:value-type="float">
            <text:p>58.85278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8" calcext:value-type="float">
            <text:p>917134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29" calcext:value-type="float">
            <text:p>9518429</text:p>
          </table:table-cell>
          <table:table-cell/>
          <table:table-cell table:style-name="ce15" office:value-type="float" office:value="47.30778" calcext:value-type="float">
            <text:p>47.30778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9" calcext:value-type="float">
            <text:p>917134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30" calcext:value-type="float">
            <text:p>9518430</text:p>
          </table:table-cell>
          <table:table-cell/>
          <table:table-cell table:style-name="ce15" office:value-type="float" office:value="47.33472" calcext:value-type="float">
            <text:p>47.33472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50" calcext:value-type="float">
            <text:p>917135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31" calcext:value-type="float">
            <text:p>9518431</text:p>
          </table:table-cell>
          <table:table-cell/>
          <table:table-cell table:style-name="ce15" office:value-type="float" office:value="63.80639" calcext:value-type="float">
            <text:p>63.80639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51" calcext:value-type="float">
            <text:p>917135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39" calcext:value-type="float">
            <text:p>9549239</text:p>
          </table:table-cell>
          <table:table-cell/>
          <table:table-cell office:value-type="float" office:value="47.24194" calcext:value-type="float">
            <text:p>47.2419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29" calcext:value-type="float">
            <text:p>922802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40" calcext:value-type="float">
            <text:p>9549240</text:p>
          </table:table-cell>
          <table:table-cell/>
          <table:table-cell office:value-type="float" office:value="47.20056" calcext:value-type="float">
            <text:p>47.200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0" calcext:value-type="float">
            <text:p>922803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41" calcext:value-type="float">
            <text:p>9549241</text:p>
          </table:table-cell>
          <table:table-cell/>
          <table:table-cell office:value-type="float" office:value="47.16528" calcext:value-type="float">
            <text:p>47.165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1" calcext:value-type="float">
            <text:p>922803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42" calcext:value-type="float">
            <text:p>9549242</text:p>
          </table:table-cell>
          <table:table-cell/>
          <table:table-cell office:value-type="float" office:value="47.48889" calcext:value-type="float">
            <text:p>47.488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2" calcext:value-type="float">
            <text:p>922803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43" calcext:value-type="float">
            <text:p>9549243</text:p>
          </table:table-cell>
          <table:table-cell/>
          <table:table-cell office:value-type="float" office:value="60.49611" calcext:value-type="float">
            <text:p>60.4961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3" calcext:value-type="float">
            <text:p>922803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44" calcext:value-type="float">
            <text:p>9549244</text:p>
          </table:table-cell>
          <table:table-cell/>
          <table:table-cell office:value-type="float" office:value="52.99056" calcext:value-type="float">
            <text:p>52.990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4" calcext:value-type="float">
            <text:p>922803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45" calcext:value-type="float">
            <text:p>9549245</text:p>
          </table:table-cell>
          <table:table-cell/>
          <table:table-cell office:value-type="float" office:value="47.19083" calcext:value-type="float">
            <text:p>47.1908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5" calcext:value-type="float">
            <text:p>922803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46" calcext:value-type="float">
            <text:p>9549246</text:p>
          </table:table-cell>
          <table:table-cell/>
          <table:table-cell office:value-type="float" office:value="47.81167" calcext:value-type="float">
            <text:p>47.8116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6" calcext:value-type="float">
            <text:p>922803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47" calcext:value-type="float">
            <text:p>9549247</text:p>
          </table:table-cell>
          <table:table-cell/>
          <table:table-cell office:value-type="float" office:value="45.11417" calcext:value-type="float">
            <text:p>45.114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7" calcext:value-type="float">
            <text:p>922803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48" calcext:value-type="float">
            <text:p>9549248</text:p>
          </table:table-cell>
          <table:table-cell/>
          <table:table-cell office:value-type="float" office:value="63.73" calcext:value-type="float">
            <text:p>63.7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8" calcext:value-type="float">
            <text:p>922803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49" calcext:value-type="float">
            <text:p>9549249</text:p>
          </table:table-cell>
          <table:table-cell/>
          <table:table-cell office:value-type="float" office:value="61.48944" calcext:value-type="float">
            <text:p>61.489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9" calcext:value-type="float">
            <text:p>922803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50" calcext:value-type="float">
            <text:p>9549250</text:p>
          </table:table-cell>
          <table:table-cell/>
          <table:table-cell office:value-type="float" office:value="60.57472" calcext:value-type="float">
            <text:p>60.5747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0" calcext:value-type="float">
            <text:p>922804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51" calcext:value-type="float">
            <text:p>9549251</text:p>
          </table:table-cell>
          <table:table-cell/>
          <table:table-cell office:value-type="float" office:value="51.15528" calcext:value-type="float">
            <text:p>51.155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1" calcext:value-type="float">
            <text:p>922804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52" calcext:value-type="float">
            <text:p>9549252</text:p>
          </table:table-cell>
          <table:table-cell/>
          <table:table-cell office:value-type="float" office:value="54.01194" calcext:value-type="float">
            <text:p>54.0119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2" calcext:value-type="float">
            <text:p>922804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53" calcext:value-type="float">
            <text:p>9549253</text:p>
          </table:table-cell>
          <table:table-cell/>
          <table:table-cell office:value-type="float" office:value="51.29528" calcext:value-type="float">
            <text:p>51.295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3" calcext:value-type="float">
            <text:p>922804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54" calcext:value-type="float">
            <text:p>9549254</text:p>
          </table:table-cell>
          <table:table-cell/>
          <table:table-cell office:value-type="float" office:value="66.54556" calcext:value-type="float">
            <text:p>66.545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4" calcext:value-type="float">
            <text:p>922804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55" calcext:value-type="float">
            <text:p>9549255</text:p>
          </table:table-cell>
          <table:table-cell/>
          <table:table-cell office:value-type="float" office:value="58.1" calcext:value-type="float">
            <text:p>58.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5" calcext:value-type="float">
            <text:p>922804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56" calcext:value-type="float">
            <text:p>9549256</text:p>
          </table:table-cell>
          <table:table-cell/>
          <table:table-cell office:value-type="float" office:value="56.12667" calcext:value-type="float">
            <text:p>56.1266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6" calcext:value-type="float">
            <text:p>922804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57" calcext:value-type="float">
            <text:p>9549257</text:p>
          </table:table-cell>
          <table:table-cell/>
          <table:table-cell office:value-type="float" office:value="67.15306" calcext:value-type="float">
            <text:p>67.1530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7" calcext:value-type="float">
            <text:p>922804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58" calcext:value-type="float">
            <text:p>9549258</text:p>
          </table:table-cell>
          <table:table-cell/>
          <table:table-cell office:value-type="float" office:value="56.00222" calcext:value-type="float">
            <text:p>56.0022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8" calcext:value-type="float">
            <text:p>922804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59" calcext:value-type="float">
            <text:p>9549259</text:p>
          </table:table-cell>
          <table:table-cell/>
          <table:table-cell office:value-type="float" office:value="61.29778" calcext:value-type="float">
            <text:p>61.2977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9" calcext:value-type="float">
            <text:p>922804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60" calcext:value-type="float">
            <text:p>9549260</text:p>
          </table:table-cell>
          <table:table-cell/>
          <table:table-cell office:value-type="float" office:value="51.97944" calcext:value-type="float">
            <text:p>51.979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0" calcext:value-type="float">
            <text:p>922805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61" calcext:value-type="float">
            <text:p>9549261</text:p>
          </table:table-cell>
          <table:table-cell/>
          <table:table-cell office:value-type="float" office:value="62.70889" calcext:value-type="float">
            <text:p>62.708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1" calcext:value-type="float">
            <text:p>922805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62" calcext:value-type="float">
            <text:p>9549262</text:p>
          </table:table-cell>
          <table:table-cell/>
          <table:table-cell office:value-type="float" office:value="59.25306" calcext:value-type="float">
            <text:p>59.2530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2" calcext:value-type="float">
            <text:p>922805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63" calcext:value-type="float">
            <text:p>9549263</text:p>
          </table:table-cell>
          <table:table-cell/>
          <table:table-cell office:value-type="float" office:value="47.305" calcext:value-type="float">
            <text:p>47.30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3" calcext:value-type="float">
            <text:p>922805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64" calcext:value-type="float">
            <text:p>9549264</text:p>
          </table:table-cell>
          <table:table-cell/>
          <table:table-cell office:value-type="float" office:value="57.33444" calcext:value-type="float">
            <text:p>57.334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4" calcext:value-type="float">
            <text:p>922805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65" calcext:value-type="float">
            <text:p>9549265</text:p>
          </table:table-cell>
          <table:table-cell/>
          <table:table-cell office:value-type="float" office:value="62.41444" calcext:value-type="float">
            <text:p>62.414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5" calcext:value-type="float">
            <text:p>922805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66" calcext:value-type="float">
            <text:p>9549266</text:p>
          </table:table-cell>
          <table:table-cell/>
          <table:table-cell office:value-type="float" office:value="47.44028" calcext:value-type="float">
            <text:p>47.440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6" calcext:value-type="float">
            <text:p>922805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67" calcext:value-type="float">
            <text:p>9549267</text:p>
          </table:table-cell>
          <table:table-cell/>
          <table:table-cell office:value-type="float" office:value="47.09194" calcext:value-type="float">
            <text:p>47.0919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7" calcext:value-type="float">
            <text:p>922805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68" calcext:value-type="float">
            <text:p>9549268</text:p>
          </table:table-cell>
          <table:table-cell/>
          <table:table-cell office:value-type="float" office:value="47.11833" calcext:value-type="float">
            <text:p>47.118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8" calcext:value-type="float">
            <text:p>922805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69" calcext:value-type="float">
            <text:p>9549269</text:p>
          </table:table-cell>
          <table:table-cell/>
          <table:table-cell office:value-type="float" office:value="47.34139" calcext:value-type="float">
            <text:p>47.3413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9" calcext:value-type="float">
            <text:p>922805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70" calcext:value-type="float">
            <text:p>9549270</text:p>
          </table:table-cell>
          <table:table-cell/>
          <table:table-cell office:value-type="float" office:value="65.65361" calcext:value-type="float">
            <text:p>65.6536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0" calcext:value-type="float">
            <text:p>922806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71" calcext:value-type="float">
            <text:p>9549271</text:p>
          </table:table-cell>
          <table:table-cell/>
          <table:table-cell office:value-type="float" office:value="62.1325" calcext:value-type="float">
            <text:p>62.132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1" calcext:value-type="float">
            <text:p>922806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72" calcext:value-type="float">
            <text:p>9549272</text:p>
          </table:table-cell>
          <table:table-cell/>
          <table:table-cell office:value-type="float" office:value="67.60556" calcext:value-type="float">
            <text:p>67.605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2" calcext:value-type="float">
            <text:p>922806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73" calcext:value-type="float">
            <text:p>9549273</text:p>
          </table:table-cell>
          <table:table-cell/>
          <table:table-cell office:value-type="float" office:value="47.73778" calcext:value-type="float">
            <text:p>47.7377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3" calcext:value-type="float">
            <text:p>922806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74" calcext:value-type="float">
            <text:p>9549274</text:p>
          </table:table-cell>
          <table:table-cell/>
          <table:table-cell office:value-type="float" office:value="52.54333" calcext:value-type="float">
            <text:p>52.543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4" calcext:value-type="float">
            <text:p>922806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75" calcext:value-type="float">
            <text:p>9549275</text:p>
          </table:table-cell>
          <table:table-cell/>
          <table:table-cell office:value-type="float" office:value="52.50444" calcext:value-type="float">
            <text:p>52.504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5" calcext:value-type="float">
            <text:p>922806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76" calcext:value-type="float">
            <text:p>9549276</text:p>
          </table:table-cell>
          <table:table-cell/>
          <table:table-cell office:value-type="float" office:value="66.68556" calcext:value-type="float">
            <text:p>66.685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6" calcext:value-type="float">
            <text:p>922806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77" calcext:value-type="float">
            <text:p>9549277</text:p>
          </table:table-cell>
          <table:table-cell/>
          <table:table-cell office:value-type="float" office:value="66.36556" calcext:value-type="float">
            <text:p>66.365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7" calcext:value-type="float">
            <text:p>922806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78" calcext:value-type="float">
            <text:p>9549278</text:p>
          </table:table-cell>
          <table:table-cell/>
          <table:table-cell office:value-type="float" office:value="70.14417" calcext:value-type="float">
            <text:p>70.144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8" calcext:value-type="float">
            <text:p>922806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79" calcext:value-type="float">
            <text:p>9549279</text:p>
          </table:table-cell>
          <table:table-cell/>
          <table:table-cell office:value-type="float" office:value="61.61389" calcext:value-type="float">
            <text:p>61.613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9" calcext:value-type="float">
            <text:p>922806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80" calcext:value-type="float">
            <text:p>9549280</text:p>
          </table:table-cell>
          <table:table-cell/>
          <table:table-cell office:value-type="float" office:value="61.55389" calcext:value-type="float">
            <text:p>61.553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0" calcext:value-type="float">
            <text:p>922807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81" calcext:value-type="float">
            <text:p>9549281</text:p>
          </table:table-cell>
          <table:table-cell/>
          <table:table-cell office:value-type="float" office:value="47.23139" calcext:value-type="float">
            <text:p>47.2313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1" calcext:value-type="float">
            <text:p>922807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82" calcext:value-type="float">
            <text:p>9549282</text:p>
          </table:table-cell>
          <table:table-cell/>
          <table:table-cell office:value-type="float" office:value="47.44944" calcext:value-type="float">
            <text:p>47.449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2" calcext:value-type="float">
            <text:p>922807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83" calcext:value-type="float">
            <text:p>9549283</text:p>
          </table:table-cell>
          <table:table-cell/>
          <table:table-cell office:value-type="float" office:value="67.42889" calcext:value-type="float">
            <text:p>67.428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3" calcext:value-type="float">
            <text:p>922807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84" calcext:value-type="float">
            <text:p>9549284</text:p>
          </table:table-cell>
          <table:table-cell/>
          <table:table-cell office:value-type="float" office:value="47.32278" calcext:value-type="float">
            <text:p>47.3227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4" calcext:value-type="float">
            <text:p>922807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85" calcext:value-type="float">
            <text:p>9549285</text:p>
          </table:table-cell>
          <table:table-cell/>
          <table:table-cell office:value-type="float" office:value="64.84056" calcext:value-type="float">
            <text:p>64.840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5" calcext:value-type="float">
            <text:p>922807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86" calcext:value-type="float">
            <text:p>9549286</text:p>
          </table:table-cell>
          <table:table-cell/>
          <table:table-cell office:value-type="float" office:value="47.18972" calcext:value-type="float">
            <text:p>47.1897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6" calcext:value-type="float">
            <text:p>922807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87" calcext:value-type="float">
            <text:p>9549287</text:p>
          </table:table-cell>
          <table:table-cell/>
          <table:table-cell office:value-type="float" office:value="47.44389" calcext:value-type="float">
            <text:p>47.443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7" calcext:value-type="float">
            <text:p>922807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88" calcext:value-type="float">
            <text:p>9549288</text:p>
          </table:table-cell>
          <table:table-cell/>
          <table:table-cell office:value-type="float" office:value="47.16833" calcext:value-type="float">
            <text:p>47.168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8" calcext:value-type="float">
            <text:p>922807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89" calcext:value-type="float">
            <text:p>9549289</text:p>
          </table:table-cell>
          <table:table-cell/>
          <table:table-cell office:value-type="float" office:value="47.36472" calcext:value-type="float">
            <text:p>47.3647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9" calcext:value-type="float">
            <text:p>922807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90" calcext:value-type="float">
            <text:p>9549290</text:p>
          </table:table-cell>
          <table:table-cell/>
          <table:table-cell office:value-type="float" office:value="47.26139" calcext:value-type="float">
            <text:p>47.2613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0" calcext:value-type="float">
            <text:p>922808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91" calcext:value-type="float">
            <text:p>9549291</text:p>
          </table:table-cell>
          <table:table-cell/>
          <table:table-cell office:value-type="float" office:value="47.055" calcext:value-type="float">
            <text:p>47.05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1" calcext:value-type="float">
            <text:p>922808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92" calcext:value-type="float">
            <text:p>9549292</text:p>
          </table:table-cell>
          <table:table-cell/>
          <table:table-cell office:value-type="float" office:value="47.32917" calcext:value-type="float">
            <text:p>47.329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2" calcext:value-type="float">
            <text:p>922808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93" calcext:value-type="float">
            <text:p>9549293</text:p>
          </table:table-cell>
          <table:table-cell/>
          <table:table-cell office:value-type="float" office:value="47.36528" calcext:value-type="float">
            <text:p>47.365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3" calcext:value-type="float">
            <text:p>922808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94" calcext:value-type="float">
            <text:p>9549294</text:p>
          </table:table-cell>
          <table:table-cell/>
          <table:table-cell office:value-type="float" office:value="47.25361" calcext:value-type="float">
            <text:p>47.2536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4" calcext:value-type="float">
            <text:p>922808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95" calcext:value-type="float">
            <text:p>9549295</text:p>
          </table:table-cell>
          <table:table-cell/>
          <table:table-cell office:value-type="float" office:value="47.13861" calcext:value-type="float">
            <text:p>47.1386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5" calcext:value-type="float">
            <text:p>922808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96" calcext:value-type="float">
            <text:p>9549296</text:p>
          </table:table-cell>
          <table:table-cell/>
          <table:table-cell office:value-type="float" office:value="47.1675" calcext:value-type="float">
            <text:p>47.167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6" calcext:value-type="float">
            <text:p>922808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97" calcext:value-type="float">
            <text:p>9549297</text:p>
          </table:table-cell>
          <table:table-cell/>
          <table:table-cell office:value-type="float" office:value="47.39083" calcext:value-type="float">
            <text:p>47.3908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7" calcext:value-type="float">
            <text:p>922808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98" calcext:value-type="float">
            <text:p>9549298</text:p>
          </table:table-cell>
          <table:table-cell/>
          <table:table-cell office:value-type="float" office:value="47.20833" calcext:value-type="float">
            <text:p>47.208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8" calcext:value-type="float">
            <text:p>922808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99" calcext:value-type="float">
            <text:p>9549299</text:p>
          </table:table-cell>
          <table:table-cell/>
          <table:table-cell office:value-type="float" office:value="47.23889" calcext:value-type="float">
            <text:p>47.238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9" calcext:value-type="float">
            <text:p>922808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00" calcext:value-type="float">
            <text:p>9549300</text:p>
          </table:table-cell>
          <table:table-cell/>
          <table:table-cell office:value-type="float" office:value="47.20111" calcext:value-type="float">
            <text:p>47.2011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0" calcext:value-type="float">
            <text:p>922809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01" calcext:value-type="float">
            <text:p>9549301</text:p>
          </table:table-cell>
          <table:table-cell/>
          <table:table-cell office:value-type="float" office:value="47.03806" calcext:value-type="float">
            <text:p>47.0380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1" calcext:value-type="float">
            <text:p>922809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02" calcext:value-type="float">
            <text:p>9549302</text:p>
          </table:table-cell>
          <table:table-cell/>
          <table:table-cell office:value-type="float" office:value="47.27639" calcext:value-type="float">
            <text:p>47.2763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2" calcext:value-type="float">
            <text:p>922809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03" calcext:value-type="float">
            <text:p>9549303</text:p>
          </table:table-cell>
          <table:table-cell/>
          <table:table-cell office:value-type="float" office:value="47.17333" calcext:value-type="float">
            <text:p>47.173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3" calcext:value-type="float">
            <text:p>922809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04" calcext:value-type="float">
            <text:p>9549304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94" calcext:value-type="float">
            <text:p>922809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05" calcext:value-type="float">
            <text:p>9549305</text:p>
          </table:table-cell>
          <table:table-cell/>
          <table:table-cell office:value-type="float" office:value="61.05028" calcext:value-type="float">
            <text:p>61.050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5" calcext:value-type="float">
            <text:p>922809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06" calcext:value-type="float">
            <text:p>9549306</text:p>
          </table:table-cell>
          <table:table-cell/>
          <table:table-cell office:value-type="float" office:value="57.69361" calcext:value-type="float">
            <text:p>57.6936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6" calcext:value-type="float">
            <text:p>922809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07" calcext:value-type="float">
            <text:p>9549307</text:p>
          </table:table-cell>
          <table:table-cell/>
          <table:table-cell office:value-type="float" office:value="62.01278" calcext:value-type="float">
            <text:p>62.0127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7" calcext:value-type="float">
            <text:p>922809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08" calcext:value-type="float">
            <text:p>9549308</text:p>
          </table:table-cell>
          <table:table-cell/>
          <table:table-cell office:value-type="float" office:value="66.51528" calcext:value-type="float">
            <text:p>66.515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8" calcext:value-type="float">
            <text:p>922809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09" calcext:value-type="float">
            <text:p>9549309</text:p>
          </table:table-cell>
          <table:table-cell/>
          <table:table-cell office:value-type="float" office:value="67.55417" calcext:value-type="float">
            <text:p>67.554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9" calcext:value-type="float">
            <text:p>922809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10" calcext:value-type="float">
            <text:p>9549310</text:p>
          </table:table-cell>
          <table:table-cell/>
          <table:table-cell office:value-type="float" office:value="66.72139" calcext:value-type="float">
            <text:p>66.7213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0" calcext:value-type="float">
            <text:p>922810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11" calcext:value-type="float">
            <text:p>9549311</text:p>
          </table:table-cell>
          <table:table-cell/>
          <table:table-cell office:value-type="float" office:value="65.12083" calcext:value-type="float">
            <text:p>65.1208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1" calcext:value-type="float">
            <text:p>922810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12" calcext:value-type="float">
            <text:p>9549312</text:p>
          </table:table-cell>
          <table:table-cell/>
          <table:table-cell office:value-type="float" office:value="57.00417" calcext:value-type="float">
            <text:p>57.004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2" calcext:value-type="float">
            <text:p>922810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13" calcext:value-type="float">
            <text:p>9549313</text:p>
          </table:table-cell>
          <table:table-cell/>
          <table:table-cell office:value-type="float" office:value="47.25361" calcext:value-type="float">
            <text:p>47.2536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3" calcext:value-type="float">
            <text:p>922810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14" calcext:value-type="float">
            <text:p>9549314</text:p>
          </table:table-cell>
          <table:table-cell/>
          <table:table-cell office:value-type="float" office:value="56.345" calcext:value-type="float">
            <text:p>56.34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4" calcext:value-type="float">
            <text:p>922810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15" calcext:value-type="float">
            <text:p>9549315</text:p>
          </table:table-cell>
          <table:table-cell/>
          <table:table-cell office:value-type="float" office:value="47.3725" calcext:value-type="float">
            <text:p>47.372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5" calcext:value-type="float">
            <text:p>922810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16" calcext:value-type="float">
            <text:p>9549316</text:p>
          </table:table-cell>
          <table:table-cell/>
          <table:table-cell office:value-type="float" office:value="66.77917" calcext:value-type="float">
            <text:p>66.779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6" calcext:value-type="float">
            <text:p>922810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17" calcext:value-type="float">
            <text:p>9549317</text:p>
          </table:table-cell>
          <table:table-cell/>
          <table:table-cell office:value-type="float" office:value="62.75917" calcext:value-type="float">
            <text:p>62.759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7" calcext:value-type="float">
            <text:p>922810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18" calcext:value-type="float">
            <text:p>9549318</text:p>
          </table:table-cell>
          <table:table-cell/>
          <table:table-cell office:value-type="float" office:value="55.87639" calcext:value-type="float">
            <text:p>55.8763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8" calcext:value-type="float">
            <text:p>922810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19" calcext:value-type="float">
            <text:p>9549319</text:p>
          </table:table-cell>
          <table:table-cell/>
          <table:table-cell office:value-type="float" office:value="67.09833" calcext:value-type="float">
            <text:p>67.098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9" calcext:value-type="float">
            <text:p>922810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20" calcext:value-type="float">
            <text:p>9549320</text:p>
          </table:table-cell>
          <table:table-cell/>
          <table:table-cell office:value-type="float" office:value="67.11667" calcext:value-type="float">
            <text:p>67.1166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0" calcext:value-type="float">
            <text:p>922811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21" calcext:value-type="float">
            <text:p>9549321</text:p>
          </table:table-cell>
          <table:table-cell/>
          <table:table-cell office:value-type="float" office:value="63.605" calcext:value-type="float">
            <text:p>63.60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1" calcext:value-type="float">
            <text:p>922811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22" calcext:value-type="float">
            <text:p>9549322</text:p>
          </table:table-cell>
          <table:table-cell/>
          <table:table-cell office:value-type="float" office:value="50.13222" calcext:value-type="float">
            <text:p>50.1322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2" calcext:value-type="float">
            <text:p>922811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23" calcext:value-type="float">
            <text:p>9549323</text:p>
          </table:table-cell>
          <table:table-cell/>
          <table:table-cell office:value-type="float" office:value="63.8975" calcext:value-type="float">
            <text:p>63.897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3" calcext:value-type="float">
            <text:p>922811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24" calcext:value-type="float">
            <text:p>9549324</text:p>
          </table:table-cell>
          <table:table-cell/>
          <table:table-cell office:value-type="float" office:value="66.89944" calcext:value-type="float">
            <text:p>66.899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4" calcext:value-type="float">
            <text:p>922811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25" calcext:value-type="float">
            <text:p>9549325</text:p>
          </table:table-cell>
          <table:table-cell/>
          <table:table-cell office:value-type="float" office:value="66.55583" calcext:value-type="float">
            <text:p>66.5558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5" calcext:value-type="float">
            <text:p>922811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26" calcext:value-type="float">
            <text:p>9549326</text:p>
          </table:table-cell>
          <table:table-cell/>
          <table:table-cell office:value-type="float" office:value="63.77722" calcext:value-type="float">
            <text:p>63.7772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6" calcext:value-type="float">
            <text:p>922811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27" calcext:value-type="float">
            <text:p>9549327</text:p>
          </table:table-cell>
          <table:table-cell/>
          <table:table-cell office:value-type="float" office:value="66.4525" calcext:value-type="float">
            <text:p>66.452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7" calcext:value-type="float">
            <text:p>922811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28" calcext:value-type="float">
            <text:p>9549328</text:p>
          </table:table-cell>
          <table:table-cell/>
          <table:table-cell office:value-type="float" office:value="64.96056" calcext:value-type="float">
            <text:p>64.960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8" calcext:value-type="float">
            <text:p>922811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29" calcext:value-type="float">
            <text:p>9549329</text:p>
          </table:table-cell>
          <table:table-cell/>
          <table:table-cell office:value-type="float" office:value="65.08194" calcext:value-type="float">
            <text:p>65.0819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9" calcext:value-type="float">
            <text:p>922811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30" calcext:value-type="float">
            <text:p>9549330</text:p>
          </table:table-cell>
          <table:table-cell/>
          <table:table-cell office:value-type="float" office:value="68.34806" calcext:value-type="float">
            <text:p>68.3480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0" calcext:value-type="float">
            <text:p>922812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31" calcext:value-type="float">
            <text:p>9549331</text:p>
          </table:table-cell>
          <table:table-cell/>
          <table:table-cell office:value-type="float" office:value="49.45556" calcext:value-type="float">
            <text:p>49.455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1" calcext:value-type="float">
            <text:p>922812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32" calcext:value-type="float">
            <text:p>9549332</text:p>
          </table:table-cell>
          <table:table-cell/>
          <table:table-cell office:value-type="float" office:value="63.97583" calcext:value-type="float">
            <text:p>63.9758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2" calcext:value-type="float">
            <text:p>922812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33" calcext:value-type="float">
            <text:p>9549333</text:p>
          </table:table-cell>
          <table:table-cell/>
          <table:table-cell office:value-type="float" office:value="63.36" calcext:value-type="float">
            <text:p>63.3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3" calcext:value-type="float">
            <text:p>922812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34" calcext:value-type="float">
            <text:p>9549334</text:p>
          </table:table-cell>
          <table:table-cell/>
          <table:table-cell office:value-type="float" office:value="64.66306" calcext:value-type="float">
            <text:p>64.6630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4" calcext:value-type="float">
            <text:p>922812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35" calcext:value-type="float">
            <text:p>9549335</text:p>
          </table:table-cell>
          <table:table-cell/>
          <table:table-cell office:value-type="float" office:value="63.10333" calcext:value-type="float">
            <text:p>63.103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5" calcext:value-type="float">
            <text:p>922812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36" calcext:value-type="float">
            <text:p>9549336</text:p>
          </table:table-cell>
          <table:table-cell/>
          <table:table-cell office:value-type="float" office:value="63.90583" calcext:value-type="float">
            <text:p>63.9058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6" calcext:value-type="float">
            <text:p>922812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37" calcext:value-type="float">
            <text:p>9549337</text:p>
          </table:table-cell>
          <table:table-cell/>
          <table:table-cell office:value-type="float" office:value="67.15333" calcext:value-type="float">
            <text:p>67.153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7" calcext:value-type="float">
            <text:p>922812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38" calcext:value-type="float">
            <text:p>9549338</text:p>
          </table:table-cell>
          <table:table-cell/>
          <table:table-cell office:value-type="float" office:value="65.18972" calcext:value-type="float">
            <text:p>65.1897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8" calcext:value-type="float">
            <text:p>922812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9.7475" calcext:value-type="float">
            <text:p>59.7475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87" calcext:value-type="float">
            <text:p>933608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0.86556" calcext:value-type="float">
            <text:p>60.865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88" calcext:value-type="float">
            <text:p>933608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4.6225" calcext:value-type="float">
            <text:p>64.6225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89" calcext:value-type="float">
            <text:p>933608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6.47194" calcext:value-type="float">
            <text:p>66.4719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0" calcext:value-type="float">
            <text:p>933609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5.25944" calcext:value-type="float">
            <text:p>65.25944</text:p>
          </table:table-cell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091" calcext:value-type="float">
            <text:p>933609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9.85278" calcext:value-type="float">
            <text:p>59.8527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2" calcext:value-type="float">
            <text:p>933609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47.31806" calcext:value-type="float">
            <text:p>47.3180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3" calcext:value-type="float">
            <text:p>933609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1.45556" calcext:value-type="float">
            <text:p>61.455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4" calcext:value-type="float">
            <text:p>933609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1.08861" calcext:value-type="float">
            <text:p>61.08861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5" calcext:value-type="float">
            <text:p>933609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7.31472" calcext:value-type="float">
            <text:p>67.3147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6" calcext:value-type="float">
            <text:p>933609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4.91333" calcext:value-type="float">
            <text:p>64.9133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7" calcext:value-type="float">
            <text:p>933609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5.35306" calcext:value-type="float">
            <text:p>65.3530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8" calcext:value-type="float">
            <text:p>933609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5.31722" calcext:value-type="float">
            <text:p>65.317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9" calcext:value-type="float">
            <text:p>933609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1.84861" calcext:value-type="float">
            <text:p>51.84861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0" calcext:value-type="float">
            <text:p>933610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5.48944" calcext:value-type="float">
            <text:p>65.4894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1" calcext:value-type="float">
            <text:p>933610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4.60917" calcext:value-type="float">
            <text:p>54.6091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2" calcext:value-type="float">
            <text:p>933610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9.79639" calcext:value-type="float">
            <text:p>59.7963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3" calcext:value-type="float">
            <text:p>933610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1.72556" calcext:value-type="float">
            <text:p>61.725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4" calcext:value-type="float">
            <text:p>933610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4.52694" calcext:value-type="float">
            <text:p>64.5269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5" calcext:value-type="float">
            <text:p>933610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47.34056" calcext:value-type="float">
            <text:p>47.340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6" calcext:value-type="float">
            <text:p>933610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1.37" calcext:value-type="float">
            <text:p>61.3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7" calcext:value-type="float">
            <text:p>933610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4.91694" calcext:value-type="float">
            <text:p>54.9169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8" calcext:value-type="float">
            <text:p>933610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1.80333" calcext:value-type="float">
            <text:p>61.8033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9" calcext:value-type="float">
            <text:p>933610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1.57083" calcext:value-type="float">
            <text:p>61.5708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0" calcext:value-type="float">
            <text:p>933611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2.12833" calcext:value-type="float">
            <text:p>52.1283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1" calcext:value-type="float">
            <text:p>933611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4.87556" calcext:value-type="float">
            <text:p>64.875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2" calcext:value-type="float">
            <text:p>933611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6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13" calcext:value-type="float">
            <text:p>933611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9.70167" calcext:value-type="float">
            <text:p>69.7016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4" calcext:value-type="float">
            <text:p>933611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47.27167" calcext:value-type="float">
            <text:p>47.2716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5" calcext:value-type="float">
            <text:p>933611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7.25889" calcext:value-type="float">
            <text:p>67.2588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6" calcext:value-type="float">
            <text:p>933611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4.55944" calcext:value-type="float">
            <text:p>64.5594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7" calcext:value-type="float">
            <text:p>933611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5.25" calcext:value-type="float">
            <text:p>65.25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8" calcext:value-type="float">
            <text:p>933611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4.07083" calcext:value-type="float">
            <text:p>54.0708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9" calcext:value-type="float">
            <text:p>933611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0.02222" calcext:value-type="float">
            <text:p>60.022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0" calcext:value-type="float">
            <text:p>933612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7.79139" calcext:value-type="float">
            <text:p>67.7913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1" calcext:value-type="float">
            <text:p>933612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6.51056" calcext:value-type="float">
            <text:p>66.510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2" calcext:value-type="float">
            <text:p>933612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1.05889" calcext:value-type="float">
            <text:p>51.0588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3" calcext:value-type="float">
            <text:p>933612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5.53083" calcext:value-type="float">
            <text:p>65.5308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4" calcext:value-type="float">
            <text:p>933612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70.54722" calcext:value-type="float">
            <text:p>70.547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5" calcext:value-type="float">
            <text:p>933612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1.96417" calcext:value-type="float">
            <text:p>51.9641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6" calcext:value-type="float">
            <text:p>933612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6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27" calcext:value-type="float">
            <text:p>933612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3.12361" calcext:value-type="float">
            <text:p>63.12361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8" calcext:value-type="float">
            <text:p>933612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1.2075" calcext:value-type="float">
            <text:p>61.2075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9" calcext:value-type="float">
            <text:p>933612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70.07417" calcext:value-type="float">
            <text:p>70.0741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0" calcext:value-type="float">
            <text:p>933613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3.13444" calcext:value-type="float">
            <text:p>63.1344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1" calcext:value-type="float">
            <text:p>933613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47.43083" calcext:value-type="float">
            <text:p>47.4308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2" calcext:value-type="float">
            <text:p>933613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1.42889" calcext:value-type="float">
            <text:p>51.4288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3" calcext:value-type="float">
            <text:p>933613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47.36556" calcext:value-type="float">
            <text:p>47.365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4" calcext:value-type="float">
            <text:p>933613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6.02111" calcext:value-type="float">
            <text:p>66.02111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5" calcext:value-type="float">
            <text:p>933613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6.99833" calcext:value-type="float">
            <text:p>56.9983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6" calcext:value-type="float">
            <text:p>933613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8.70222" calcext:value-type="float">
            <text:p>58.702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7" calcext:value-type="float">
            <text:p>933613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4.76611" calcext:value-type="float">
            <text:p>64.76611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8" calcext:value-type="float">
            <text:p>933613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6.70611" calcext:value-type="float">
            <text:p>66.70611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9" calcext:value-type="float">
            <text:p>933613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5.33194" calcext:value-type="float">
            <text:p>55.3319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0" calcext:value-type="float">
            <text:p>933614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2.93306" calcext:value-type="float">
            <text:p>62.9330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1" calcext:value-type="float">
            <text:p>933614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6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42" calcext:value-type="float">
            <text:p>933614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71.90722" calcext:value-type="float">
            <text:p>71.907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3" calcext:value-type="float">
            <text:p>933614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4.95528" calcext:value-type="float">
            <text:p>54.9552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4" calcext:value-type="float">
            <text:p>933614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1.47778" calcext:value-type="float">
            <text:p>61.4777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5" calcext:value-type="float">
            <text:p>933614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6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46" calcext:value-type="float">
            <text:p>933614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0.98722" calcext:value-type="float">
            <text:p>50.987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7" calcext:value-type="float">
            <text:p>933614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8.23528" calcext:value-type="float">
            <text:p>58.2352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8" calcext:value-type="float">
            <text:p>933614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47.60444" calcext:value-type="float">
            <text:p>47.6044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9" calcext:value-type="float">
            <text:p>933614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47.29722" calcext:value-type="float">
            <text:p>47.297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0" calcext:value-type="float">
            <text:p>933615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1.58139" calcext:value-type="float">
            <text:p>51.5813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1" calcext:value-type="float">
            <text:p>933615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6.86778" calcext:value-type="float">
            <text:p>66.8677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2" calcext:value-type="float">
            <text:p>933615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5.95389" calcext:value-type="float">
            <text:p>65.9538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3" calcext:value-type="float">
            <text:p>933615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3.34833" calcext:value-type="float">
            <text:p>63.3483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4" calcext:value-type="float">
            <text:p>933615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6.19806" calcext:value-type="float">
            <text:p>66.1980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5" calcext:value-type="float">
            <text:p>933615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2.14222" calcext:value-type="float">
            <text:p>62.142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6" calcext:value-type="float">
            <text:p>933615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6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57" calcext:value-type="float">
            <text:p>933615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6.59611" calcext:value-type="float">
            <text:p>66.59611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8" calcext:value-type="float">
            <text:p>933615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6.53722" calcext:value-type="float">
            <text:p>66.537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9" calcext:value-type="float">
            <text:p>933615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6.24667" calcext:value-type="float">
            <text:p>66.2466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60" calcext:value-type="float">
            <text:p>933616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6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61" calcext:value-type="float">
            <text:p>933616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6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62" calcext:value-type="float">
            <text:p>933616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6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63" calcext:value-type="float">
            <text:p>933616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6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64" calcext:value-type="float">
            <text:p>933616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1.01028" calcext:value-type="float">
            <text:p>61.0102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65" calcext:value-type="float">
            <text:p>933616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6.79194" calcext:value-type="float">
            <text:p>66.7919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66" calcext:value-type="float">
            <text:p>933616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8.92583" calcext:value-type="float">
            <text:p>58.9258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67" calcext:value-type="float">
            <text:p>933616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6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68" calcext:value-type="float">
            <text:p>933616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2.62194" calcext:value-type="float">
            <text:p>62.6219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69" calcext:value-type="float">
            <text:p>933616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3.72944" calcext:value-type="float">
            <text:p>63.7294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0" calcext:value-type="float">
            <text:p>933617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0.72278" calcext:value-type="float">
            <text:p>60.7227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1" calcext:value-type="float">
            <text:p>933617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1.09139" calcext:value-type="float">
            <text:p>61.0913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2" calcext:value-type="float">
            <text:p>933617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71.32028" calcext:value-type="float">
            <text:p>71.3202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3" calcext:value-type="float">
            <text:p>933617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71.32056" calcext:value-type="float">
            <text:p>71.320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4" calcext:value-type="float">
            <text:p>933617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6.65917" calcext:value-type="float">
            <text:p>66.6591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5" calcext:value-type="float">
            <text:p>933617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2.17917" calcext:value-type="float">
            <text:p>62.1791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6" calcext:value-type="float">
            <text:p>933617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4.17639" calcext:value-type="float">
            <text:p>64.1763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7" calcext:value-type="float">
            <text:p>933617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6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78" calcext:value-type="float">
            <text:p>933617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9.3375" calcext:value-type="float">
            <text:p>69.3375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9" calcext:value-type="float">
            <text:p>933617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6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80" calcext:value-type="float">
            <text:p>933618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3.85472" calcext:value-type="float">
            <text:p>63.8547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81" calcext:value-type="float">
            <text:p>933618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71.74528" calcext:value-type="float">
            <text:p>71.7452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82" calcext:value-type="float">
            <text:p>933618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6.70639" calcext:value-type="float">
            <text:p>66.7063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83" calcext:value-type="float">
            <text:p>933618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6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84" calcext:value-type="float">
            <text:p>933618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8.45278" calcext:value-type="float">
            <text:p>68.4527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85" calcext:value-type="float">
            <text:p>933618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8.48417" calcext:value-type="float">
            <text:p>68.4841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86" calcext:value-type="float">
            <text:p>933618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Liberation Mono" svg:font-family="'Liberation Mono', Cousine, 'DejaVu Sans Mono'" style:font-family-generic="modern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2T15:00:23.623562868</meta:creation-date>
    <meta:generator>LibreOffice/7.3.5.2$Linux_X86_64 LibreOffice_project/30$Build-2</meta:generator>
    <dc:date>2022-09-06T13:45:37.129584047</dc:date>
    <meta:editing-duration>P5DT22H4M19S</meta:editing-duration>
    <meta:editing-cycles>297</meta:editing-cycles>
    <meta:document-statistic meta:table-count="1" meta:cell-count="8518" meta:object-count="0"/>
  </office:meta>
</office:document-meta>
</file>